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5" style:family="table-cell" style:parent-style-name="Hyperlink" style:data-style-name="N0">
      <style:table-cell-properties fo:background-color="transparent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Hyperlink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8" style:family="table-cell" style:parent-style-name="Default" style:data-style-name="N37">
      <style:table-cell-properties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Hyperlink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10" style:family="table-cell" style:parent-style-name="Hyperlink" style:data-style-name="N0">
      <style:table-cell-properties style:vertical-align="middle" fo:background-color="transparent"/>
      <style:text-properties fo:color="#0000FF" style:text-underline-style="solid" style:text-underline-type="single"/>
    </style:style>
    <style:style style:name="ce1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2" style:family="table-cell" style:parent-style-name="Hyperlink" style:data-style-name="N0">
      <style:text-properties fo:color="#0000FF" style:text-underline-style="solid" style:text-underline-type="single"/>
    </style:style>
    <style:style style:name="ce13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15" style:family="table-cell" style:parent-style-name="Hyperlink" style:data-style-name="N0">
      <style:text-properties fo:color="#0000FF" style:text-underline-style="solid" style:text-underline-type="single"/>
    </style:style>
    <style:style style:name="ce16" style:family="table-cell" style:parent-style-name="Hyperlink" style:data-style-name="N0">
      <style:table-cell-properties style:vertical-align="automatic" fo:wrap-option="wrap"/>
      <style:text-properties fo:color="#0000FF" style:text-underline-style="solid" style:text-underline-type="single"/>
    </style:style>
    <style:style style:name="ce17" style:family="table-cell" style:parent-style-name="Default" style:data-style-name="N0">
      <style:table-cell-properties style:vertical-align="automatic" fo:wrap-option="wrap" fo:background-color="transparent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Verdana" style:font-name-asian="Verdana" style:font-name-complex="Verdan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Verdana" style:font-name-asian="Verdana" style:font-name-complex="Verdan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Verdana" style:font-name-asian="Verdana" style:font-name-complex="Verdana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2.8058333333333cm"/>
    </style:style>
    <style:style style:name="co2" style:family="table-column">
      <style:table-column-properties fo:break-before="auto" style:column-width="9.41916666666667cm" style:use-optimal-column-width="true"/>
    </style:style>
    <style:style style:name="co3" style:family="table-column">
      <style:table-column-properties fo:break-before="auto" style:column-width="7.77875cm" style:use-optimal-column-width="true"/>
    </style:style>
    <style:style style:name="co4" style:family="table-column">
      <style:table-column-properties fo:break-before="auto" style:column-width="12.1972916666667cm" style:use-optimal-column-width="true"/>
    </style:style>
    <style:style style:name="co5" style:family="table-column">
      <style:table-column-properties fo:break-before="auto" style:column-width="11.7475cm"/>
    </style:style>
    <style:style style:name="co6" style:family="table-column">
      <style:table-column-properties fo:break-before="auto" style:column-width="11.4564583333333cm" style:use-optimal-column-width="true"/>
    </style:style>
    <style:style style:name="co7" style:family="table-column">
      <style:table-column-properties fo:break-before="auto" style:column-width="3.96875cm" style:use-optimal-column-width="true"/>
    </style:style>
    <style:style style:name="co8" style:family="table-column">
      <style:table-column-properties fo:break-before="auto" style:column-width="4.49791666666667cm"/>
    </style:style>
    <style:style style:name="co9" style:family="table-column">
      <style:table-column-properties fo:break-before="auto" style:column-width="3.54541666666667cm"/>
    </style:style>
    <style:style style:name="ro1" style:family="table-row">
      <style:table-row-properties style:row-height="72.75pt" style:use-optimal-row-height="false" fo:break-before="auto"/>
    </style:style>
    <style:style style:name="ro2" style:family="table-row">
      <style:table-row-properties style:row-height="11.4pt" style:use-optimal-row-height="true" fo:break-before="auto"/>
    </style:style>
    <style:style style:name="ro3" style:family="table-row">
      <style:table-row-properties style:row-height="20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number-columns-spanned="8" table:number-rows-spanned="1" table:style-name="ce17">
            <text:p>Personen en organisaties waarvan de tegoeden op grond van nationale regelgeving bevroren zijn (stand van zaken 19-07-2019)<text:span text:style-name="T1"/></text:p>
            <text:p><text:span text:style-name="T1"/></text:p>
            <text:p><text:span text:style-name="T1">Een geconsolideerde lijst van personen en organisaties waarvan de tegoeden op grond van Europese regelgeving zijn bevroren is te vinden op:</text:span></text:p>
            <text:p><text:span text:style-name="T1">http://www.consilium.europa.eu/nl/policies/fight-against-terrorism/terrorist-list/</text:span></text:p>
            <text:p/>
            <text:p><text:span text:style-name="T3">Ministeriële beslissing: de eindverantwoordelijkheid ligt bij de Minister van Buitenlandse Zaken, in overeenstemming met de Minister van Justitie en Veiligheid en de Minister van Financiën.</text:span>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style-name="ce2">
            <text:p>Achternaam</text:p>
          </table:table-cell>
          <table:table-cell office:value-type="string" table:style-name="ce2">
            <text:p>Voornaam/namen</text:p>
          </table:table-cell>
          <table:table-cell office:value-type="string" table:style-name="ce2">
            <text:p>Alias</text:p>
          </table:table-cell>
          <table:table-cell office:value-type="string" table:style-name="ce2">
            <text:p>Geboortedatum (DD-MM-JJJJ)</text:p>
          </table:table-cell>
          <table:table-cell office:value-type="string" table:style-name="ce2">
            <text:p>Datum ministriele beslissing (DD/MM/JJJJ)</text:p>
          </table:table-cell>
          <table:table-cell office:value-type="string" table:style-name="ce2">
            <text:p>Link officiele bekendmaking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6">
            <text:p>Aarab</text:p>
          </table:table-cell>
          <table:table-cell office:value-type="string" table:style-name="ce6">
            <text:p>Hasna</text:p>
          </table:table-cell>
          <table:table-cell table:style-name="ce6"/>
          <table:table-cell office:value-type="date" office:date-value="1991-05-16T00:00:00" table:style-name="ce4">
            <text:p>16-5-1991</text:p>
          </table:table-cell>
          <table:table-cell office:value-type="date" office:date-value="2016-12-07T00:00:00" table:style-name="ce4">
            <text:p>7-12-2016</text:p>
          </table:table-cell>
          <table:table-cell office:value-type="string" table:style-name="ce5">
            <text:p><text:a xlink:href="https://www.officielebekendmakingen.nl/stcrt-2016-68138.html">Stcrt 68138</text:a>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6">
            <text:p>Abdellaoui</text:p>
          </table:table-cell>
          <table:table-cell office:value-type="string" table:style-name="ce6">
            <text:p>Kawthar</text:p>
          </table:table-cell>
          <table:table-cell table:style-name="ce6"/>
          <table:table-cell office:value-type="date" office:date-value="1998-10-10T00:00:00" table:style-name="ce4">
            <text:p>10-10-1998</text:p>
          </table:table-cell>
          <table:table-cell office:value-type="date" office:date-value="2016-12-07T00:00:00" table:style-name="ce4">
            <text:p>7-12-2016</text:p>
          </table:table-cell>
          <table:table-cell office:value-type="string" table:style-name="ce5">
            <text:p><text:a xlink:href="https://www.officielebekendmakingen.nl/stcrt-2016-68135.html">Stcrt 68135</text:a>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6">
            <text:p>Abouelella</text:p>
          </table:table-cell>
          <table:table-cell office:value-type="string" table:style-name="ce6">
            <text:p>Yasser Mohamed Abdelazim</text:p>
          </table:table-cell>
          <table:table-cell table:style-name="ce6"/>
          <table:table-cell office:value-type="date" office:date-value="1978-07-25T00:00:00" table:style-name="ce4">
            <text:p>25-7-1978</text:p>
          </table:table-cell>
          <table:table-cell office:value-type="date" office:date-value="2016-10-12T00:00:00" table:style-name="ce4">
            <text:p>12-10-2016</text:p>
          </table:table-cell>
          <table:table-cell office:value-type="string" table:style-name="ce5">
            <text:p><text:a xlink:href="https://zoek.officielebekendmakingen.nl/stcrt-2016-55122.html">Stcrt 55122</text:a>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6">
            <text:p>Agarmis</text:p>
          </table:table-cell>
          <table:table-cell office:value-type="string" table:style-name="ce6">
            <text:p>Burak</text:p>
          </table:table-cell>
          <table:table-cell table:style-name="ce2"/>
          <table:table-cell office:value-type="date" office:date-value="1994-06-17T00:00:00" table:style-name="ce4">
            <text:p>17-6-1994</text:p>
          </table:table-cell>
          <table:table-cell office:value-type="date" office:date-value="2017-07-14T00:00:00" table:style-name="ce4">
            <text:p>14-7-2017</text:p>
          </table:table-cell>
          <table:table-cell office:value-type="string" table:style-name="ce5">
            <text:p><text:a xlink:href="https://www.officielebekendmakingen.nl/stcrt-2017-42141-n1.html">Stcrt 42141</text:a>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3">
            <text:p>Ahmad</text:p>
          </table:table-cell>
          <table:table-cell office:value-type="string" table:style-name="ce3">
            <text:p>Baraa Ibrahim</text:p>
          </table:table-cell>
          <table:table-cell table:style-name="ce3"/>
          <table:table-cell office:value-type="date" office:date-value="1994-02-01T00:00:00" table:style-name="ce4">
            <text:p>1-2-1994</text:p>
          </table:table-cell>
          <table:table-cell office:value-type="date" office:date-value="2016-03-21T00:00:00" table:style-name="ce4">
            <text:p>21-3-2016</text:p>
          </table:table-cell>
          <table:table-cell office:value-type="string" table:style-name="ce5">
            <text:p><text:a xlink:href="https://www.officielebekendmakingen.nl/stcrt-2016-15791.html">Stcrt 15791</text:a>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6">
            <text:p>Ahmed</text:p>
          </table:table-cell>
          <table:table-cell office:value-type="string" table:style-name="ce6">
            <text:p>Mustafa Mohidin</text:p>
          </table:table-cell>
          <table:table-cell table:style-name="ce2"/>
          <table:table-cell office:value-type="date" office:date-value="1992-07-01T00:00:00" table:style-name="ce4">
            <text:p>1-7-1992</text:p>
          </table:table-cell>
          <table:table-cell office:value-type="date" office:date-value="2017-05-17T00:00:00" table:style-name="ce4">
            <text:p>17-5-2017</text:p>
          </table:table-cell>
          <table:table-cell office:value-type="string" table:style-name="ce5">
            <text:p><text:a xlink:href="https://zoek.officielebekendmakingen.nl/stcrt-2017-27148.html">Stcrt 27148</text:a>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3">
            <text:p>Akhlafa</text:p>
          </table:table-cell>
          <table:table-cell office:value-type="string" table:style-name="ce3">
            <text:p>Oussama Achraf</text:p>
          </table:table-cell>
          <table:table-cell table:style-name="ce3"/>
          <table:table-cell office:value-type="date" office:date-value="1994-10-23T00:00:00" table:style-name="ce4">
            <text:p>23-10-1994</text:p>
          </table:table-cell>
          <table:table-cell office:value-type="date" office:date-value="2016-03-21T00:00:00" table:style-name="ce4">
            <text:p>21-3-2016</text:p>
          </table:table-cell>
          <table:table-cell office:value-type="string" table:style-name="ce5">
            <text:p><text:a xlink:href="https://www.officielebekendmakingen.nl/stcrt-2016-15789.html">Stcrt 15789</text:a>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6">
            <text:p>Akhnikh</text:p>
          </table:table-cell>
          <table:table-cell office:value-type="string" table:style-name="ce6">
            <text:p>Ismail</text:p>
          </table:table-cell>
          <table:table-cell table:style-name="ce6"/>
          <table:table-cell office:value-type="date" office:date-value="1982-10-22T00:00:00" table:style-name="ce4">
            <text:p>22-10-1982</text:p>
          </table:table-cell>
          <table:table-cell office:value-type="date" office:date-value="2014-09-11T00:00:00" table:style-name="ce4">
            <text:p>11-9-2014</text:p>
          </table:table-cell>
          <table:table-cell office:value-type="string" table:style-name="ce5">
            <text:p><text:a xlink:href="https://zoek.officielebekendmakingen.nl/stcrt-2014-26134.html">Stcrt 2014, 26134</text:a>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6">
            <text:p>Akkouh<text:s/></text:p>
          </table:table-cell>
          <table:table-cell office:value-type="string" table:style-name="ce6">
            <text:p>Saleh Eddine</text:p>
          </table:table-cell>
          <table:table-cell table:style-name="ce6"/>
          <table:table-cell office:value-type="date" office:date-value="1990-05-21T00:00:00" table:style-name="ce4">
            <text:p>21-5-1990</text:p>
          </table:table-cell>
          <table:table-cell office:value-type="date" office:date-value="2015-01-07T00:00:00" table:style-name="ce4">
            <text:p>7-1-2015</text:p>
          </table:table-cell>
          <table:table-cell office:value-type="string" table:style-name="ce5">
            <text:p><text:a xlink:href="https://zoek.officielebekendmakingen.nl/stcrt-2015-698.html">Stcrt 2015, 698</text:a>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3">
            <text:p>Akoudad</text:p>
          </table:table-cell>
          <table:table-cell office:value-type="string" table:style-name="ce3">
            <text:p>Mounir</text:p>
          </table:table-cell>
          <table:table-cell table:style-name="ce3"/>
          <table:table-cell office:value-type="date" office:date-value="1993-05-24T00:00:00" table:style-name="ce4">
            <text:p>24-5-1993</text:p>
          </table:table-cell>
          <table:table-cell office:value-type="date" office:date-value="2018-02-22T00:00:00" table:style-name="ce4">
            <text:p>22-2-2018</text:p>
          </table:table-cell>
          <table:table-cell office:value-type="string" table:style-name="ce5">
            <text:p><text:a xlink:href="https://zoek.officielebekendmakingen.nl/stcrt-2018-11629.html">Stcrt 11629</text:a>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3">
            <text:p>Akoudad</text:p>
          </table:table-cell>
          <table:table-cell office:value-type="string" table:style-name="ce3">
            <text:p>Mountassir</text:p>
          </table:table-cell>
          <table:table-cell table:style-name="ce3"/>
          <table:table-cell office:value-type="date" office:date-value="1991-12-15T00:00:00" table:style-name="ce4">
            <text:p>15-12-1991</text:p>
          </table:table-cell>
          <table:table-cell office:value-type="date" office:date-value="2018-02-22T00:00:00" table:style-name="ce4">
            <text:p>22-2-2018</text:p>
          </table:table-cell>
          <table:table-cell office:value-type="string" table:style-name="ce5">
            <text:p><text:a xlink:href="https://zoek.officielebekendmakingen.nl/stcrt-2018-11628.html">Stcrt 11628</text:a>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6">
            <text:p>Al Shamri</text:p>
          </table:table-cell>
          <table:table-cell office:value-type="string" table:style-name="ce6">
            <text:p>Abdulrahman</text:p>
          </table:table-cell>
          <table:table-cell table:style-name="ce6"/>
          <table:table-cell office:value-type="date" office:date-value="1998-11-07T00:00:00" table:style-name="ce4">
            <text:p>7-11-1998</text:p>
          </table:table-cell>
          <table:table-cell office:value-type="date" office:date-value="2016-11-11T00:00:00" table:style-name="ce4">
            <text:p>11-11-2016</text:p>
          </table:table-cell>
          <table:table-cell office:value-type="string" table:style-name="ce5">
            <text:p><text:a xlink:href="https://zoek.officielebekendmakingen.nl/stcrt-2016-61608.html">Stcrt 61608</text:a>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6">
            <text:p>Ali</text:p>
          </table:table-cell>
          <table:table-cell office:value-type="string" table:style-name="ce6">
            <text:p>Saryas Noori</text:p>
          </table:table-cell>
          <table:table-cell table:style-name="ce2"/>
          <table:table-cell office:value-type="date" office:date-value="1988-10-17T00:00:00" table:style-name="ce4">
            <text:p>17-10-1988</text:p>
          </table:table-cell>
          <table:table-cell office:value-type="date" office:date-value="2016-09-01T00:00:00" table:style-name="ce4">
            <text:p>1-9-2016</text:p>
          </table:table-cell>
          <table:table-cell office:value-type="string" table:style-name="ce9">
            <text:p><text:a xlink:href="https://www.officielebekendmakingen.nl/stcrt-2016-46902.html">Stcrt46902</text:a>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3">
            <text:p>Ali-Abdullah</text:p>
          </table:table-cell>
          <table:table-cell office:value-type="string" table:style-name="ce3">
            <text:p>Ibrahim</text:p>
          </table:table-cell>
          <table:table-cell office:value-type="string" table:style-name="ce3">
            <text:p>Ibrahim Ali Haydar Ahmed<text:s/></text:p>
          </table:table-cell>
          <table:table-cell office:value-type="date" office:date-value="1986-07-03T00:00:00" table:style-name="ce4">
            <text:p>3-7-1986</text:p>
          </table:table-cell>
          <table:table-cell office:value-type="date" office:date-value="2018-02-22T00:00:00" table:style-name="ce4">
            <text:p>22-2-2018</text:p>
          </table:table-cell>
          <table:table-cell office:value-type="string" table:style-name="ce5">
            <text:p><text:a xlink:href="https://zoek.officielebekendmakingen.nl/stcrt-2018-11630.html">Stcrt 11630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Al-Naemi</text:p>
          </table:table-cell>
          <table:table-cell office:value-type="string" table:style-name="ce6">
            <text:p>Khalid</text:p>
          </table:table-cell>
          <table:table-cell table:style-name="ce6"/>
          <table:table-cell office:value-type="date" office:date-value="1982-04-12T00:00:00" table:style-name="ce4">
            <text:p>12-4-1982</text:p>
          </table:table-cell>
          <table:table-cell office:value-type="date" office:date-value="2016-10-12T00:00:00" table:style-name="ce4">
            <text:p>12-10-2016</text:p>
          </table:table-cell>
          <table:table-cell office:value-type="string" table:style-name="ce5">
            <text:p><text:a xlink:href="https://zoek.officielebekendmakingen.nl/stcrt-2016-55168.html">Stcrt 55168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Asbaghi</text:p>
          </table:table-cell>
          <table:table-cell office:value-type="string" table:style-name="ce6">
            <text:p>Jaouad</text:p>
          </table:table-cell>
          <table:table-cell table:style-name="ce6"/>
          <table:table-cell office:value-type="date" office:date-value="1986-05-08T00:00:00" table:style-name="ce4">
            <text:p>8-5-1986</text:p>
          </table:table-cell>
          <table:table-cell office:value-type="date" office:date-value="2017-10-24T00:00:00" table:style-name="ce4">
            <text:p>24-10-2017</text:p>
          </table:table-cell>
          <table:table-cell office:value-type="string" table:style-name="ce7">
            <text:p><text:a xlink:href="https://zoek.officielebekendmakingen.nl/stcrt-2017-61758.html">Stcrt 61758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Aşoğlu</text:p>
          </table:table-cell>
          <table:table-cell office:value-type="string" table:style-name="ce6">
            <text:p>Musa</text:p>
          </table:table-cell>
          <table:table-cell table:style-name="ce6"/>
          <table:table-cell office:value-type="date" office:date-value="1961-08-15T00:00:00" table:style-name="ce4">
            <text:p>15-8-1961</text:p>
          </table:table-cell>
          <table:table-cell office:value-type="date" office:date-value="2015-07-16T00:00:00" table:style-name="ce4">
            <text:p>16-7-2015</text:p>
          </table:table-cell>
          <table:table-cell office:value-type="string" table:style-name="ce5">
            <text:p><text:a xlink:href="https://zoek.officielebekendmakingen.nl/stcrt-2015-21395.html">Stcrt 2015, 21395</text:a>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Bada</text:p>
          </table:table-cell>
          <table:table-cell office:value-type="string" table:style-name="ce3">
            <text:p>Mimoun</text:p>
          </table:table-cell>
          <table:table-cell table:style-name="ce3"/>
          <table:table-cell office:value-type="date" office:date-value="1981-09-29T00:00:00" table:style-name="ce4">
            <text:p>29-9-1981</text:p>
          </table:table-cell>
          <table:table-cell office:value-type="date" office:date-value="2016-03-21T00:00:00" table:style-name="ce4">
            <text:p>21-3-2016</text:p>
          </table:table-cell>
          <table:table-cell office:value-type="string" table:style-name="ce5">
            <text:p><text:a xlink:href="https://www.officielebekendmakingen.nl/stcrt-2016-15801.html">Stcrt 15801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Ballah</text:p>
          </table:table-cell>
          <table:table-cell office:value-type="string" table:style-name="ce6">
            <text:p>Khalid</text:p>
          </table:table-cell>
          <table:table-cell table:style-name="ce2"/>
          <table:table-cell office:value-type="date" office:date-value="1993-02-02T00:00:00" table:style-name="ce4">
            <text:p>2-2-1993</text:p>
          </table:table-cell>
          <table:table-cell office:value-type="date" office:date-value="2016-09-01T00:00:00" table:style-name="ce4">
            <text:p>1-9-2016</text:p>
          </table:table-cell>
          <table:table-cell office:value-type="string" table:style-name="ce10">
            <text:p><text:a xlink:href="https://www.officielebekendmakingen.nl/stcrt-2016-46907.html">Stcrt 46907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Barreto Dionisio</text:p>
          </table:table-cell>
          <table:table-cell office:value-type="string" table:style-name="ce6">
            <text:p>Angela Sofia</text:p>
          </table:table-cell>
          <table:table-cell table:style-name="ce2"/>
          <table:table-cell office:value-type="date" office:date-value="1995-08-02T00:00:00" table:style-name="ce4">
            <text:p>2-8-1995</text:p>
          </table:table-cell>
          <table:table-cell office:value-type="date" office:date-value="2016-12-07T00:00:00" table:style-name="ce4">
            <text:p>7-12-2016</text:p>
          </table:table-cell>
          <table:table-cell office:value-type="string" table:style-name="ce5">
            <text:p><text:a xlink:href="https://www.officielebekendmakingen.nl/stcrt-2016-68128.html">Stcrt 68128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Bay</text:p>
          </table:table-cell>
          <table:table-cell office:value-type="string" table:style-name="ce6">
            <text:p>Serdar</text:p>
          </table:table-cell>
          <table:table-cell table:style-name="ce6"/>
          <table:table-cell office:value-type="date" office:date-value="1994-03-31T00:00:00" table:style-name="ce4">
            <text:p>31-3-1994</text:p>
          </table:table-cell>
          <table:table-cell office:value-type="date" office:date-value="2016-10-12T00:00:00" table:style-name="ce4">
            <text:p>12-10-2016</text:p>
          </table:table-cell>
          <table:table-cell office:value-type="string" table:style-name="ce5">
            <text:p><text:a xlink:href="https://zoek.officielebekendmakingen.nl/stcrt-2016-55124.html">Stcrt 55124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Bel Hadj</text:p>
          </table:table-cell>
          <table:table-cell office:value-type="string" table:style-name="ce6">
            <text:p>Khadija</text:p>
          </table:table-cell>
          <table:table-cell table:style-name="ce2"/>
          <table:table-cell office:value-type="date" office:date-value="1991-12-30T00:00:00" table:style-name="ce4">
            <text:p>30-12-1991</text:p>
          </table:table-cell>
          <table:table-cell office:value-type="date" office:date-value="2017-04-25T00:00:00" table:style-name="ce4">
            <text:p>25-4-2017</text:p>
          </table:table-cell>
          <table:table-cell office:value-type="string" table:style-name="ce5">
            <text:p><text:a xlink:href="https://zoek.officielebekendmakingen.nl/stcrt-2017-24730.html?zoekcriteria=%3fzkt%3dUitgebreid%26pst%3dStaatscourant%26dpr%3dAlle%26spd%3d20170504%26epd%3d20170504%26sdt%3dDatumPublicatie%26org%3dMinisterie%2bvan%2bBuitenlandse%2bZaken%2b(MINBUZA)%26orgt%25">Stcrt 24730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Belgharbi</text:p>
          </table:table-cell>
          <table:table-cell office:value-type="string" table:style-name="ce6">
            <text:p>Bachir</text:p>
          </table:table-cell>
          <table:table-cell table:style-name="ce2"/>
          <table:table-cell office:value-type="date" office:date-value="1989-02-05T00:00:00" table:style-name="ce4">
            <text:p>5-2-1989</text:p>
          </table:table-cell>
          <table:table-cell office:value-type="date" office:date-value="2017-02-24T00:00:00" table:style-name="ce4">
            <text:p>24-2-2017</text:p>
          </table:table-cell>
          <table:table-cell office:value-type="string" table:style-name="ce5">
            <text:p><text:a xlink:href="https://www.officielebekendmakingen.nl/stcrt-2017-12352.html">Strct 12352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Belmonte</text:p>
          </table:table-cell>
          <table:table-cell office:value-type="string" table:style-name="ce6">
            <text:p>Thijs</text:p>
          </table:table-cell>
          <table:table-cell table:style-name="ce6"/>
          <table:table-cell office:value-type="date" office:date-value="1989-07-21T00:00:00" table:style-name="ce4">
            <text:p>21-7-1989</text:p>
          </table:table-cell>
          <table:table-cell office:value-type="date" office:date-value="2015-03-23T00:00:00" table:style-name="ce4">
            <text:p>23-3-2015</text:p>
          </table:table-cell>
          <table:table-cell office:value-type="string" table:style-name="ce5">
            <text:p><text:a xlink:href="https://zoek.officielebekendmakingen.nl/stcrt-2015-8461.html">Stcrt 2015, 8461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Benaissa</text:p>
          </table:table-cell>
          <table:table-cell office:value-type="string" table:style-name="ce6">
            <text:p>Az Eddine</text:p>
          </table:table-cell>
          <table:table-cell table:style-name="ce6"/>
          <table:table-cell office:value-type="date" office:date-value="1993-08-25T00:00:00" table:style-name="ce4">
            <text:p>25-8-1993</text:p>
          </table:table-cell>
          <table:table-cell office:value-type="date" office:date-value="2015-08-19T00:00:00" table:style-name="ce4">
            <text:p>19-8-2015</text:p>
          </table:table-cell>
          <table:table-cell office:value-type="string" table:style-name="ce5">
            <text:p><text:a xlink:href="https://zoek.officielebekendmakingen.nl/stcrt-2015-26636.html">Stcrt 2015, 26636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Benzouagh</text:p>
          </table:table-cell>
          <table:table-cell office:value-type="string" table:style-name="ce6">
            <text:p>Noureddin</text:p>
          </table:table-cell>
          <table:table-cell table:style-name="ce6"/>
          <table:table-cell office:value-type="date" office:date-value="1993-06-16T00:00:00" table:style-name="ce4">
            <text:p>16-6-1993</text:p>
          </table:table-cell>
          <table:table-cell office:value-type="date" office:date-value="2015-08-19T00:00:00" table:style-name="ce4">
            <text:p>19-8-2015</text:p>
          </table:table-cell>
          <table:table-cell office:value-type="string" table:style-name="ce5">
            <text:p><text:a xlink:href="https://zoek.officielebekendmakingen.nl/stcrt-2015-26638.html">Stcrt 2015, 26638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Borjani</text:p>
          </table:table-cell>
          <table:table-cell office:value-type="string" table:style-name="ce6">
            <text:p>Ilham</text:p>
          </table:table-cell>
          <table:table-cell table:style-name="ce2"/>
          <table:table-cell office:value-type="date" office:date-value="1994-05-03T00:00:00" table:style-name="ce4">
            <text:p>3-5-1994</text:p>
          </table:table-cell>
          <table:table-cell office:value-type="date" office:date-value="2017-07-20T00:00:00" table:style-name="ce4">
            <text:p>20-7-2017</text:p>
          </table:table-cell>
          <table:table-cell office:value-type="string" table:style-name="ce5">
            <text:p><text:a xlink:href="https://www.officielebekendmakingen.nl/stcrt-2017-43491.html">Stcrt 43491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Bouamran</text:p>
          </table:table-cell>
          <table:table-cell office:value-type="string" table:style-name="ce6">
            <text:p>Achraf</text:p>
          </table:table-cell>
          <table:table-cell table:style-name="ce2"/>
          <table:table-cell office:value-type="date" office:date-value="1997-08-10T00:00:00" table:style-name="ce4">
            <text:p>10-8-1997</text:p>
          </table:table-cell>
          <table:table-cell office:value-type="date" office:date-value="2017-03-24T00:00:00" table:style-name="ce4">
            <text:p>24-3-2017</text:p>
          </table:table-cell>
          <table:table-cell office:value-type="string" table:style-name="ce5">
            <text:p><text:a xlink:href="https://www.officielebekendmakingen.nl/stcrt-2017-18096.html">Stcrt 18096</text:a>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Bouchnafa</text:p>
          </table:table-cell>
          <table:table-cell office:value-type="string" table:style-name="ce3">
            <text:p>Outmhane</text:p>
          </table:table-cell>
          <table:table-cell table:style-name="ce3"/>
          <table:table-cell office:value-type="date" office:date-value="1981-03-06T00:00:00" table:style-name="ce4">
            <text:p>6-3-1981</text:p>
          </table:table-cell>
          <table:table-cell office:value-type="date" office:date-value="2016-03-21T00:00:00" table:style-name="ce4">
            <text:p>21-3-2016</text:p>
          </table:table-cell>
          <table:table-cell office:value-type="string" table:style-name="ce5">
            <text:p><text:a xlink:href="https://www.officielebekendmakingen.nl/stcrt-2016-15797.html">Stcrt 15797</text:a>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Bouchouh</text:p>
          </table:table-cell>
          <table:table-cell office:value-type="string" table:style-name="ce3">
            <text:p>Adil</text:p>
          </table:table-cell>
          <table:table-cell table:style-name="ce3"/>
          <table:table-cell office:value-type="date" office:date-value="1990-12-07T00:00:00" table:style-name="ce4">
            <text:p>7-12-1990</text:p>
          </table:table-cell>
          <table:table-cell office:value-type="date" office:date-value="2015-12-23T00:00:00" table:style-name="ce4">
            <text:p>23-12-2015</text:p>
          </table:table-cell>
          <table:table-cell office:value-type="string" table:style-name="ce7">
            <text:p><text:a xlink:href="https://zoek.officielebekendmakingen.nl/stcrt-2015-49484.html">Stcrt 2015, 49484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Boudraouch</text:p>
          </table:table-cell>
          <table:table-cell office:value-type="string" table:style-name="ce6">
            <text:p>Ismail</text:p>
          </table:table-cell>
          <table:table-cell table:style-name="ce6"/>
          <table:table-cell office:value-type="date" office:date-value="1988-12-24T00:00:00" table:style-name="ce8">
            <text:p>24-12-1988</text:p>
          </table:table-cell>
          <table:table-cell office:value-type="date" office:date-value="2017-10-16T00:00:00" table:style-name="ce8">
            <text:p>16-10-2017</text:p>
          </table:table-cell>
          <table:table-cell office:value-type="string" table:style-name="ce5">
            <text:p><text:a xlink:href="https://www.officielebekendmakingen.nl/stcrt-2017-60536.html">Stcrt 60536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Boukich</text:p>
          </table:table-cell>
          <table:table-cell office:value-type="string" table:style-name="ce6">
            <text:p>Abdelhakim</text:p>
          </table:table-cell>
          <table:table-cell table:style-name="ce6"/>
          <table:table-cell office:value-type="date" office:date-value="1993-12-15T00:00:00" table:style-name="ce4">
            <text:p>15-12-1993</text:p>
          </table:table-cell>
          <table:table-cell office:value-type="date" office:date-value="2015-05-06T00:00:00" table:style-name="ce4">
            <text:p>6-5-2015</text:p>
          </table:table-cell>
          <table:table-cell office:value-type="string" table:style-name="ce5">
            <text:p><text:a xlink:href="https://zoek.officielebekendmakingen.nl/stcrt-2015-12878.html">Stcrt 2015, 12878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Boulahdida</text:p>
          </table:table-cell>
          <table:table-cell office:value-type="string" table:style-name="ce6">
            <text:p>Khalid</text:p>
          </table:table-cell>
          <table:table-cell table:style-name="ce6"/>
          <table:table-cell office:value-type="date" office:date-value="1985-03-26T00:00:00" table:style-name="ce4">
            <text:p>26-3-1985</text:p>
          </table:table-cell>
          <table:table-cell office:value-type="date" office:date-value="2016-07-18T00:00:00" table:style-name="ce4">
            <text:p>18-7-2016</text:p>
          </table:table-cell>
          <table:table-cell office:value-type="string" table:style-name="ce5">
            <text:p><text:a xlink:href="https://www.officielebekendmakingen.nl/stcrt-2016-39072.html">Stcrt 39072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Boulahyani</text:p>
          </table:table-cell>
          <table:table-cell office:value-type="string" table:style-name="ce6">
            <text:p>Marouane</text:p>
          </table:table-cell>
          <table:table-cell table:style-name="ce6"/>
          <table:table-cell office:value-type="date" office:date-value="1995-02-11T00:00:00" table:style-name="ce4">
            <text:p>11-2-1995</text:p>
          </table:table-cell>
          <table:table-cell office:value-type="date" office:date-value="2014-09-11T00:00:00" table:style-name="ce4">
            <text:p>11-9-2014</text:p>
          </table:table-cell>
          <table:table-cell office:value-type="string" table:style-name="ce5">
            <text:p><text:a xlink:href="https://zoek.officielebekendmakingen.nl/stcrt-2014-26138.html">Stcrt 2014, 26138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Boutahar</text:p>
          </table:table-cell>
          <table:table-cell office:value-type="string" table:style-name="ce6">
            <text:p>Mohammed Amine</text:p>
          </table:table-cell>
          <table:table-cell office:value-type="string" table:style-name="ce6">
            <text:p>Abu Ubaida al Maghribi</text:p>
          </table:table-cell>
          <table:table-cell office:value-type="date" office:date-value="1983-04-04T00:00:00" table:style-name="ce4">
            <text:p>4-4-1983</text:p>
          </table:table-cell>
          <table:table-cell office:value-type="date" office:date-value="2015-08-19T00:00:00" table:style-name="ce4">
            <text:p>19-8-2015</text:p>
          </table:table-cell>
          <table:table-cell office:value-type="string" table:style-name="ce5">
            <text:p><text:a xlink:href="https://zoek.officielebekendmakingen.nl/stcrt-2015-26627.html">Stcrt 2015, 26627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Bouziane</text:p>
          </table:table-cell>
          <table:table-cell office:value-type="string" table:style-name="ce6">
            <text:p>Abdelhak</text:p>
          </table:table-cell>
          <table:table-cell table:style-name="ce6"/>
          <table:table-cell office:value-type="date" office:date-value="1991-11-11T00:00:00" table:style-name="ce4">
            <text:p>11-11-1991</text:p>
          </table:table-cell>
          <table:table-cell office:value-type="date" office:date-value="2016-10-12T00:00:00" table:style-name="ce4">
            <text:p>12-10-2016</text:p>
          </table:table-cell>
          <table:table-cell office:value-type="string" table:style-name="ce5">
            <text:p><text:a xlink:href="https://zoek.officielebekendmakingen.nl/stcrt-2016-55552.html">Stcrt 55552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Chakir</text:p>
          </table:table-cell>
          <table:table-cell office:value-type="string" table:style-name="ce6">
            <text:p>Saad</text:p>
          </table:table-cell>
          <table:table-cell table:style-name="ce6"/>
          <table:table-cell office:value-type="date" office:date-value="1989-01-19T00:00:00" table:style-name="ce4">
            <text:p>19-1-1989</text:p>
          </table:table-cell>
          <table:table-cell office:value-type="date" office:date-value="2016-10-12T00:00:00" table:style-name="ce4">
            <text:p>12-10-2016</text:p>
          </table:table-cell>
          <table:table-cell office:value-type="string" table:style-name="ce5">
            <text:p><text:a xlink:href="https://zoek.officielebekendmakingen.nl/stcrt-2016-55121.html">Stcrt 55121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Chamkhi</text:p>
          </table:table-cell>
          <table:table-cell office:value-type="string" table:style-name="ce6">
            <text:p>Sara</text:p>
          </table:table-cell>
          <table:table-cell table:style-name="ce2"/>
          <table:table-cell office:value-type="date" office:date-value="1996-09-26T00:00:00" table:style-name="ce4">
            <text:p>26-9-1996</text:p>
          </table:table-cell>
          <table:table-cell office:value-type="date" office:date-value="2017-02-24T00:00:00" table:style-name="ce4">
            <text:p>24-2-2017</text:p>
          </table:table-cell>
          <table:table-cell office:value-type="string" table:style-name="ce5">
            <text:p><text:a xlink:href="https://www.officielebekendmakingen.nl/stcrt-2017-12354.html">Strct 12354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Chatrioui</text:p>
          </table:table-cell>
          <table:table-cell office:value-type="string" table:style-name="ce6">
            <text:p>Youssef</text:p>
          </table:table-cell>
          <table:table-cell table:style-name="ce6"/>
          <table:table-cell office:value-type="date" office:date-value="1987-01-21T00:00:00" table:style-name="ce4">
            <text:p>21-1-1987</text:p>
          </table:table-cell>
          <table:table-cell office:value-type="date" office:date-value="2016-07-18T00:00:00" table:style-name="ce4">
            <text:p>18-7-2016</text:p>
          </table:table-cell>
          <table:table-cell office:value-type="string" table:style-name="ce5">
            <text:p><text:a xlink:href="https://www.officielebekendmakingen.nl/stcrt-2016-39071.html">Stcrt 39071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Chouiakh</text:p>
          </table:table-cell>
          <table:table-cell office:value-type="string" table:style-name="ce6">
            <text:p>Youssra</text:p>
          </table:table-cell>
          <table:table-cell table:style-name="ce6"/>
          <table:table-cell office:value-type="date" office:date-value="1998-03-14T00:00:00" table:style-name="ce4">
            <text:p>14-3-1998</text:p>
          </table:table-cell>
          <table:table-cell office:value-type="date" office:date-value="2017-11-02T00:00:00" table:style-name="ce4">
            <text:p>2-11-2017</text:p>
          </table:table-cell>
          <table:table-cell office:value-type="string" table:style-name="ce5">
            <text:p><text:a xlink:href="https://www.officielebekendmakingen.nl/stcrt-2017-64072.html">Stcrt 64072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Daggoun</text:p>
          </table:table-cell>
          <table:table-cell office:value-type="string" table:style-name="ce6">
            <text:p>Sohayb Ben</text:p>
          </table:table-cell>
          <table:table-cell table:style-name="ce6"/>
          <table:table-cell office:value-type="date" office:date-value="1987-08-18T00:00:00" table:style-name="ce4">
            <text:p>18-8-1987</text:p>
          </table:table-cell>
          <table:table-cell office:value-type="date" office:date-value="2012-01-11T00:00:00" table:style-name="ce4">
            <text:p>11-1-2012</text:p>
          </table:table-cell>
          <table:table-cell office:value-type="string" table:style-name="ce5">
            <text:p><text:a xlink:href="https://zoek.officielebekendmakingen.nl/stcrt-2012-916.html">Stcrt 2012, 916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Dahri</text:p>
          </table:table-cell>
          <table:table-cell office:value-type="string" table:style-name="ce6">
            <text:p>Redouan</text:p>
          </table:table-cell>
          <table:table-cell table:style-name="ce6"/>
          <table:table-cell office:value-type="date" office:date-value="1995-01-13T00:00:00" table:style-name="ce4">
            <text:p>13-1-1995</text:p>
          </table:table-cell>
          <table:table-cell office:value-type="date" office:date-value="2016-10-12T00:00:00" table:style-name="ce4">
            <text:p>12-10-2016</text:p>
          </table:table-cell>
          <table:table-cell office:value-type="string" table:style-name="ce5">
            <text:p><text:a xlink:href="https://zoek.officielebekendmakingen.nl/stcrt-2016-55126.html">Stcrt 55126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Daouairi</text:p>
          </table:table-cell>
          <table:table-cell office:value-type="string" table:style-name="ce6">
            <text:p>Karim</text:p>
          </table:table-cell>
          <table:table-cell table:style-name="ce6"/>
          <table:table-cell office:value-type="date" office:date-value="1987-03-20T00:00:00" table:style-name="ce4">
            <text:p>20-3-1987</text:p>
          </table:table-cell>
          <table:table-cell office:value-type="date" office:date-value="2016-11-11T00:00:00" table:style-name="ce4">
            <text:p>11-11-2016</text:p>
          </table:table-cell>
          <table:table-cell office:value-type="string" table:style-name="ce5">
            <text:p><text:a xlink:href="https://zoek.officielebekendmakingen.nl/stcrt-2016-61604.html">Stcrt 61604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Daouairi</text:p>
          </table:table-cell>
          <table:table-cell office:value-type="string" table:style-name="ce6">
            <text:p>Mimoun</text:p>
          </table:table-cell>
          <table:table-cell table:style-name="ce6"/>
          <table:table-cell office:value-type="date" office:date-value="1979-02-16T00:00:00" table:style-name="ce4">
            <text:p>16-2-1979</text:p>
          </table:table-cell>
          <table:table-cell office:value-type="date" office:date-value="2016-10-12T00:00:00" table:style-name="ce4">
            <text:p>12-10-2016</text:p>
          </table:table-cell>
          <table:table-cell office:value-type="string" table:style-name="ce5">
            <text:p><text:a xlink:href="https://zoek.officielebekendmakingen.nl/stcrt-2016-55125.html">Stcrt 55125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Daouayry</text:p>
          </table:table-cell>
          <table:table-cell office:value-type="string" table:style-name="ce6">
            <text:p>Driss</text:p>
          </table:table-cell>
          <table:table-cell table:style-name="ce6"/>
          <table:table-cell office:value-type="date" office:date-value="1987-11-24T00:00:00" table:style-name="ce4">
            <text:p>24-11-1987</text:p>
          </table:table-cell>
          <table:table-cell office:value-type="date" office:date-value="2015-08-19T00:00:00" table:style-name="ce4">
            <text:p>19-8-2015</text:p>
          </table:table-cell>
          <table:table-cell office:value-type="string" table:style-name="ce5">
            <text:p><text:a xlink:href="https://zoek.officielebekendmakingen.nl/stcrt-2015-26629.html">Stcrt 2015, 26629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Darkaoui</text:p>
          </table:table-cell>
          <table:table-cell office:value-type="string" table:style-name="ce6">
            <text:p>Souad</text:p>
          </table:table-cell>
          <table:table-cell table:style-name="ce6"/>
          <table:table-cell office:value-type="date" office:date-value="1995-06-22T00:00:00" table:style-name="ce8">
            <text:p>22-06-1995</text:p>
          </table:table-cell>
          <table:table-cell office:value-type="date" office:date-value="2017-10-16T00:00:00" table:style-name="ce8">
            <text:p>16-10-2017</text:p>
          </table:table-cell>
          <table:table-cell office:value-type="string" table:style-name="ce5">
            <text:p><text:a xlink:href="https://www.officielebekendmakingen.nl/stcrt-2017-60534.html">Stcrt 60534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Dirie</text:p>
          </table:table-cell>
          <table:table-cell office:value-type="string" table:style-name="ce6">
            <text:p>Mohamed Ali</text:p>
          </table:table-cell>
          <table:table-cell table:style-name="ce6"/>
          <table:table-cell office:value-type="date" office:date-value="1980-07-10T00:00:00" table:style-name="ce4">
            <text:p>10-7-1980</text:p>
          </table:table-cell>
          <table:table-cell office:value-type="date" office:date-value="2016-10-12T00:00:00" table:style-name="ce4">
            <text:p>12-10-2016</text:p>
          </table:table-cell>
          <table:table-cell office:value-type="string" table:style-name="ce5">
            <text:p><text:a xlink:href="https://zoek.officielebekendmakingen.nl/stcrt-2016-55165.html">Stcrt 55165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Droste</text:p>
          </table:table-cell>
          <table:table-cell office:value-type="string" table:style-name="ce6">
            <text:p>Victor Emanuel</text:p>
          </table:table-cell>
          <table:table-cell table:style-name="ce6"/>
          <table:table-cell office:value-type="date" office:date-value="1987-11-12T00:00:00" table:style-name="ce4">
            <text:p>12-11-1987</text:p>
          </table:table-cell>
          <table:table-cell office:value-type="date" office:date-value="2015-12-23T00:00:00" table:style-name="ce4">
            <text:p>23-12-2015</text:p>
          </table:table-cell>
          <table:table-cell office:value-type="string" table:style-name="ce5">
            <text:p><text:a xlink:href="https://zoek.officielebekendmakingen.nl/stcrt-2015-49483.html">Stcrt 2015, 49483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Durak</text:p>
          </table:table-cell>
          <table:table-cell office:value-type="string" table:style-name="ce6">
            <text:p>Ferzend</text:p>
          </table:table-cell>
          <table:table-cell table:style-name="ce2"/>
          <table:table-cell office:value-type="date" office:date-value="1996-02-14T00:00:00" table:style-name="ce4">
            <text:p>14-2-1996</text:p>
          </table:table-cell>
          <table:table-cell office:value-type="date" office:date-value="2016-09-01T00:00:00" table:style-name="ce4">
            <text:p>1-9-2016</text:p>
          </table:table-cell>
          <table:table-cell office:value-type="string" table:style-name="ce5">
            <text:p><text:a xlink:href="https://www.officielebekendmakingen.nl/stcrt-2016-46913.html">Stcrt 46913</text:a>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Dusseldorp, van</text:p>
          </table:table-cell>
          <table:table-cell office:value-type="string" table:style-name="ce3">
            <text:p>Jeroen</text:p>
          </table:table-cell>
          <table:table-cell table:style-name="ce3"/>
          <table:table-cell office:value-type="date" office:date-value="1990-01-09T00:00:00" table:style-name="ce4">
            <text:p>9-1-1990</text:p>
          </table:table-cell>
          <table:table-cell office:value-type="date" office:date-value="2016-03-21T00:00:00" table:style-name="ce4">
            <text:p>21-3-2016</text:p>
          </table:table-cell>
          <table:table-cell office:value-type="string" table:style-name="ce5">
            <text:p><text:a xlink:href="https://www.officielebekendmakingen.nl/stcrt-2016-15805.html">Stcrt 15805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El Atiaoui</text:p>
          </table:table-cell>
          <table:table-cell office:value-type="string" table:style-name="ce6">
            <text:p>Nabila</text:p>
          </table:table-cell>
          <table:table-cell table:style-name="ce6"/>
          <table:table-cell office:value-type="date" office:date-value="1989-07-01T00:00:00" table:style-name="ce4">
            <text:p>1-7-1989</text:p>
          </table:table-cell>
          <table:table-cell office:value-type="date" office:date-value="2016-12-07T00:00:00" table:style-name="ce4">
            <text:p>7-12-2016</text:p>
          </table:table-cell>
          <table:table-cell office:value-type="string" table:style-name="ce5">
            <text:p><text:a xlink:href="https://www.officielebekendmakingen.nl/stcrt-2016-68132.html">Stcrt 68132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el Atrach</text:p>
          </table:table-cell>
          <table:table-cell office:value-type="string" table:style-name="ce6">
            <text:p>Abdelkarim</text:p>
          </table:table-cell>
          <table:table-cell table:style-name="ce6"/>
          <table:table-cell office:value-type="date" office:date-value="1986-10-25T00:00:00" table:style-name="ce4">
            <text:p>25-10-1986</text:p>
          </table:table-cell>
          <table:table-cell office:value-type="date" office:date-value="2014-09-11T00:00:00" table:style-name="ce4">
            <text:p>11-9-2014</text:p>
          </table:table-cell>
          <table:table-cell office:value-type="string" table:style-name="ce5">
            <text:p><text:a xlink:href="https://zoek.officielebekendmakingen.nl/stcrt-2014-26132.html">Stcrt 2014, 26132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El Fassi</text:p>
          </table:table-cell>
          <table:table-cell office:value-type="string" table:style-name="ce6">
            <text:p>Aboubakr</text:p>
          </table:table-cell>
          <table:table-cell table:style-name="ce6"/>
          <table:table-cell office:value-type="date" office:date-value="1987-01-30T00:00:00" table:style-name="ce4">
            <text:p>30-1-1987</text:p>
          </table:table-cell>
          <table:table-cell office:value-type="date" office:date-value="2017-11-02T00:00:00" table:style-name="ce4">
            <text:p>2-11-2017</text:p>
          </table:table-cell>
          <table:table-cell office:value-type="string" table:style-name="ce5">
            <text:p><text:a xlink:href="https://www.officielebekendmakingen.nl/stcrt-2017-64066.html">Stcrt 64066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el Fassi</text:p>
          </table:table-cell>
          <table:table-cell office:value-type="string" table:style-name="ce6">
            <text:p>Abousufian</text:p>
          </table:table-cell>
          <table:table-cell table:style-name="ce6"/>
          <table:table-cell office:value-type="date" office:date-value="1992-03-06T00:00:00" table:style-name="ce4">
            <text:p>6-3-1992</text:p>
          </table:table-cell>
          <table:table-cell office:value-type="date" office:date-value="2015-01-07T00:00:00" table:style-name="ce4">
            <text:p>7-1-2015</text:p>
          </table:table-cell>
          <table:table-cell office:value-type="string" table:style-name="ce5">
            <text:p><text:a xlink:href="https://zoek.officielebekendmakingen.nl/stcrt-2015-696.html">Stcrt 2015, 696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El Hankari</text:p>
          </table:table-cell>
          <table:table-cell office:value-type="string" table:style-name="ce6">
            <text:p>Soufiane</text:p>
          </table:table-cell>
          <table:table-cell table:style-name="ce6"/>
          <table:table-cell office:value-type="date" office:date-value="1994-03-25T00:00:00" table:style-name="ce4">
            <text:p>25-3-1994</text:p>
          </table:table-cell>
          <table:table-cell office:value-type="date" office:date-value="2017-11-02T00:00:00" table:style-name="ce4">
            <text:p>2-11-2017</text:p>
          </table:table-cell>
          <table:table-cell office:value-type="string" table:style-name="ce5">
            <text:p><text:a xlink:href="https://www.officielebekendmakingen.nl/stcrt-2017-64071.html">Stcrt 64071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El Idrissi</text:p>
          </table:table-cell>
          <table:table-cell office:value-type="string" table:style-name="ce6">
            <text:p>Abdel Hay</text:p>
          </table:table-cell>
          <table:table-cell table:style-name="ce6"/>
          <table:table-cell office:value-type="date" office:date-value="1987-10-11T00:00:00" table:style-name="ce4">
            <text:p>11-10-1987</text:p>
          </table:table-cell>
          <table:table-cell office:value-type="date" office:date-value="2017-11-02T00:00:00" table:style-name="ce4">
            <text:p>2-11-2017</text:p>
          </table:table-cell>
          <table:table-cell office:value-type="string" table:style-name="ce5">
            <text:p><text:a xlink:href="https://www.officielebekendmakingen.nl/stcrt-2017-64064.html">Stcrt 64064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El Idrissi</text:p>
          </table:table-cell>
          <table:table-cell office:value-type="string" table:style-name="ce6">
            <text:p>Samir</text:p>
          </table:table-cell>
          <table:table-cell table:style-name="ce2"/>
          <table:table-cell office:value-type="date" office:date-value="1994-02-07T00:00:00" table:style-name="ce4">
            <text:p>7-2-1994</text:p>
          </table:table-cell>
          <table:table-cell office:value-type="date" office:date-value="2017-07-20T00:00:00" table:style-name="ce4">
            <text:p>20-7-2017</text:p>
          </table:table-cell>
          <table:table-cell office:value-type="string" table:style-name="ce5">
            <text:p><text:a xlink:href="https://www.officielebekendmakingen.nl/stcrt-2017-43508.html">Stcrt 43508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el Idrissi</text:p>
          </table:table-cell>
          <table:table-cell office:value-type="string" table:style-name="ce6">
            <text:p>Salima</text:p>
          </table:table-cell>
          <table:table-cell table:style-name="ce2"/>
          <table:table-cell office:value-type="date" office:date-value="1991-03-17T00:00:00" table:style-name="ce4">
            <text:p>17-3-1991</text:p>
          </table:table-cell>
          <table:table-cell office:value-type="date" office:date-value="2017-04-25T00:00:00" table:style-name="ce4">
            <text:p>25-4-2017</text:p>
          </table:table-cell>
          <table:table-cell office:value-type="string" table:style-name="ce5">
            <text:p><text:a xlink:href="https://zoek.officielebekendmakingen.nl/stcrt-2017-24721.html?zoekcriteria=%3fzkt%3dUitgebreid%26pst%3dStaatscourant%26dpr%3dAlle%26spd%3d20170504%26epd%3d20170504%26sdt%3dDatumPublicatie%26org%3dMinisterie%2bvan%2bBuitenlandse%2bZaken%2b(MINBUZA)%26orgt%25">Stcrt 24721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el Idrissi</text:p>
          </table:table-cell>
          <table:table-cell office:value-type="string" table:style-name="ce6">
            <text:p>Ibrahim</text:p>
          </table:table-cell>
          <table:table-cell table:style-name="ce2"/>
          <table:table-cell office:value-type="date" office:date-value="1990-03-04T00:00:00" table:style-name="ce4">
            <text:p>4-3-1990</text:p>
          </table:table-cell>
          <table:table-cell office:value-type="date" office:date-value="2017-02-24T00:00:00" table:style-name="ce4">
            <text:p>24-2-2017</text:p>
          </table:table-cell>
          <table:table-cell office:value-type="string" table:style-name="ce5">
            <text:p><text:a xlink:href="https://www.officielebekendmakingen.nl/stcrt-2017-12358.html">Strct 12358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el Jafoufi</text:p>
          </table:table-cell>
          <table:table-cell office:value-type="string" table:style-name="ce6">
            <text:p>Mohamed</text:p>
          </table:table-cell>
          <table:table-cell table:style-name="ce2"/>
          <table:table-cell office:value-type="date" office:date-value="1992-06-24T00:00:00" table:style-name="ce4">
            <text:p>24-6-1992</text:p>
          </table:table-cell>
          <table:table-cell office:value-type="date" office:date-value="2017-04-25T00:00:00" table:style-name="ce4">
            <text:p>25-4-2017</text:p>
          </table:table-cell>
          <table:table-cell office:value-type="string" table:style-name="ce5">
            <text:p><text:a xlink:href="https://zoek.officielebekendmakingen.nl/stcrt-2017-24722.html?zoekcriteria=%3fzkt%3dUitgebreid%26pst%3dStaatscourant%26dpr%3dAlle%26spd%3d20170504%26epd%3d20170504%26sdt%3dDatumPublicatie%26org%3dMinisterie%2bvan%2bBuitenlandse%2bZaken%2b(MINBUZA)%26orgt%25">Stcrt 24722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el Jelali</text:p>
          </table:table-cell>
          <table:table-cell office:value-type="string" table:style-name="ce6">
            <text:p>Soufian</text:p>
          </table:table-cell>
          <table:table-cell table:style-name="ce6"/>
          <table:table-cell office:value-type="date" office:date-value="1987-03-30T00:00:00" table:style-name="ce4">
            <text:p>30-3-1987</text:p>
          </table:table-cell>
          <table:table-cell office:value-type="date" office:date-value="2014-09-11T00:00:00" table:style-name="ce4">
            <text:p>11-9-2014</text:p>
          </table:table-cell>
          <table:table-cell office:value-type="string" table:style-name="ce5">
            <text:p><text:a xlink:href="https://zoek.officielebekendmakingen.nl/stcrt-2014-26137.html">Stcrt 2014, 26137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el Kharbachi</text:p>
          </table:table-cell>
          <table:table-cell office:value-type="string" table:style-name="ce6">
            <text:p>Mounir</text:p>
          </table:table-cell>
          <table:table-cell table:style-name="ce6"/>
          <table:table-cell office:value-type="date" office:date-value="1981-12-14T00:00:00" table:style-name="ce4">
            <text:p>14-12-1981</text:p>
          </table:table-cell>
          <table:table-cell office:value-type="date" office:date-value="2015-08-19T00:00:00" table:style-name="ce4">
            <text:p>19-8-2015</text:p>
          </table:table-cell>
          <table:table-cell office:value-type="string" table:style-name="ce5">
            <text:p><text:a xlink:href="https://zoek.officielebekendmakingen.nl/stcrt-2015-26631.html">Stcrt 2015, 26631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El Kharbouchi</text:p>
          </table:table-cell>
          <table:table-cell office:value-type="string" table:style-name="ce6">
            <text:p>Chahid</text:p>
          </table:table-cell>
          <table:table-cell table:style-name="ce6"/>
          <table:table-cell office:value-type="date" office:date-value="1989-10-05T00:00:00" table:style-name="ce4">
            <text:p>5-10-1989</text:p>
          </table:table-cell>
          <table:table-cell office:value-type="date" office:date-value="2017-11-02T00:00:00" table:style-name="ce4">
            <text:p>2-11-2017</text:p>
          </table:table-cell>
          <table:table-cell office:value-type="string" table:style-name="ce5">
            <text:p><text:a xlink:href="https://www.officielebekendmakingen.nl/stcrt-2017-64063.html">Stcrt 64063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El Khouakhi</text:p>
          </table:table-cell>
          <table:table-cell office:value-type="string" table:style-name="ce6">
            <text:p>Soead</text:p>
          </table:table-cell>
          <table:table-cell table:style-name="ce2"/>
          <table:table-cell office:value-type="date" office:date-value="1993-11-16T00:00:00" table:style-name="ce4">
            <text:p>16-11-1993</text:p>
          </table:table-cell>
          <table:table-cell office:value-type="date" office:date-value="2017-07-20T00:00:00" table:style-name="ce4">
            <text:p>20-7-2017</text:p>
          </table:table-cell>
          <table:table-cell office:value-type="string" table:style-name="ce5">
            <text:p><text:a xlink:href="https://www.officielebekendmakingen.nl/stcrt-2017-43499.html">Stcrt 43499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el Moumni</text:p>
          </table:table-cell>
          <table:table-cell office:value-type="string" table:style-name="ce6">
            <text:p>Yasin</text:p>
          </table:table-cell>
          <table:table-cell table:style-name="ce2"/>
          <table:table-cell office:value-type="date" office:date-value="1991-05-02T00:00:00" table:style-name="ce4">
            <text:p>2-5-1991</text:p>
          </table:table-cell>
          <table:table-cell office:value-type="date" office:date-value="2017-04-25T00:00:00" table:style-name="ce4">
            <text:p>25-4-2017</text:p>
          </table:table-cell>
          <table:table-cell office:value-type="string" table:style-name="ce5">
            <text:p><text:a xlink:href="https://zoek.officielebekendmakingen.nl/stcrt-2017-24724.html?zoekcriteria=%3fzkt%3dUitgebreid%26pst%3dStaatscourant%26dpr%3dAlle%26spd%3d20170504%26epd%3d20170504%26sdt%3dDatumPublicatie%26org%3dMinisterie%2bvan%2bBuitenlandse%2bZaken%2b(MINBUZA)%26orgt%25">Stcrt 24724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Ennaji</text:p>
          </table:table-cell>
          <table:table-cell office:value-type="string" table:style-name="ce6">
            <text:p>Ridouan</text:p>
          </table:table-cell>
          <table:table-cell table:style-name="ce2"/>
          <table:table-cell office:value-type="date" office:date-value="1991-03-05T00:00:00" table:style-name="ce4">
            <text:p>5-3-1991</text:p>
          </table:table-cell>
          <table:table-cell office:value-type="date" office:date-value="2017-02-24T00:00:00" table:style-name="ce4">
            <text:p>24-2-2017</text:p>
          </table:table-cell>
          <table:table-cell office:value-type="string" table:style-name="ce5">
            <text:p><text:a xlink:href="https://www.officielebekendmakingen.nl/stcrt-2017-12361.html">Strct 12361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Ezzemmouri</text:p>
          </table:table-cell>
          <table:table-cell office:value-type="string" table:style-name="ce6">
            <text:p>Fatiha</text:p>
          </table:table-cell>
          <table:table-cell table:style-name="ce2"/>
          <table:table-cell office:value-type="date" office:date-value="1969-12-21T00:00:00" table:style-name="ce4">
            <text:p>21-12-1969</text:p>
          </table:table-cell>
          <table:table-cell office:value-type="date" office:date-value="2017-04-25T00:00:00" table:style-name="ce4">
            <text:p>25-4-2017</text:p>
          </table:table-cell>
          <table:table-cell office:value-type="string" table:style-name="ce5">
            <text:p><text:a xlink:href="https://zoek.officielebekendmakingen.nl/stcrt-2017-24725.html?zoekcriteria=%3fzkt%3dUitgebreid%26pst%3dStaatscourant%26dpr%3dAlle%26spd%3d20170504%26epd%3d20170504%26sdt%3dDatumPublicatie%26org%3dMinisterie%2bvan%2bBuitenlandse%2bZaken%2b(MINBUZA)%26orgt%25">Stcrt 24725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Fadlaoui</text:p>
          </table:table-cell>
          <table:table-cell office:value-type="string" table:style-name="ce6">
            <text:p>Benyamine</text:p>
          </table:table-cell>
          <table:table-cell table:style-name="ce6"/>
          <table:table-cell office:value-type="date" office:date-value="1993-03-01T00:00:00" table:style-name="ce4">
            <text:p>1-3-1993</text:p>
          </table:table-cell>
          <table:table-cell office:value-type="date" office:date-value="2015-08-19T00:00:00" table:style-name="ce4">
            <text:p>19-8-2015</text:p>
          </table:table-cell>
          <table:table-cell office:value-type="string" table:style-name="ce5">
            <text:p><text:a xlink:href="https://zoek.officielebekendmakingen.nl/stcrt-2015-26640.html">Stcrt 2015, 26640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Fransen</text:p>
          </table:table-cell>
          <table:table-cell office:value-type="string" table:style-name="ce6">
            <text:p>Loes</text:p>
          </table:table-cell>
          <table:table-cell table:style-name="ce2"/>
          <table:table-cell office:value-type="date" office:date-value="1990-11-05T00:00:00" table:style-name="ce4">
            <text:p>5-11-1990</text:p>
          </table:table-cell>
          <table:table-cell office:value-type="date" office:date-value="2017-03-24T00:00:00" table:style-name="ce4">
            <text:p>24-3-2017</text:p>
          </table:table-cell>
          <table:table-cell office:value-type="string" table:style-name="ce5">
            <text:p><text:a xlink:href="https://www.officielebekendmakingen.nl/stcrt-2017-18097.html">Stcrt 18097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Gajsumova</text:p>
          </table:table-cell>
          <table:table-cell office:value-type="string" table:style-name="ce6">
            <text:p>Madina</text:p>
          </table:table-cell>
          <table:table-cell table:style-name="ce6"/>
          <table:table-cell office:value-type="date" office:date-value="1983-11-03T00:00:00" table:style-name="ce8">
            <text:p>03-11-1983</text:p>
          </table:table-cell>
          <table:table-cell office:value-type="date" office:date-value="2017-10-16T00:00:00" table:style-name="ce8">
            <text:p>16-10-2017</text:p>
          </table:table-cell>
          <table:table-cell office:value-type="string" table:style-name="ce5">
            <text:p><text:a xlink:href="https://www.officielebekendmakingen.nl/stcrt-2017-60538.html">Stcrt 60538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Ghorshid</text:p>
          </table:table-cell>
          <table:table-cell office:value-type="string" table:style-name="ce1">
            <text:p>Mohammed</text:p>
          </table:table-cell>
          <table:table-cell table:style-name="ce1"/>
          <table:table-cell office:value-type="date" office:date-value="1989-01-01T00:00:00" table:style-name="ce4">
            <text:p>1-1-1989</text:p>
          </table:table-cell>
          <table:table-cell office:value-type="date" office:date-value="2019-01-30T00:00:00" table:style-name="ce4">
            <text:p>30-1-2019</text:p>
          </table:table-cell>
          <table:table-cell office:value-type="string" table:style-name="ce12">
            <text:p><text:a xlink:href="https://zoek.officielebekendmakingen.nl/stcrt-2019-7261.html?zoekcriteria=%3fzkt%3dUitgebreid%26pst%3dTractatenblad%257CStaatsblad%257CStaatscourant%257CGemeenteblad%257CProvinciaalblad%257CWaterschapsblad%257CBladGemeenschappelijkeRegeling%257CParlementa">Stcrt 2019, 7261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Gmati</text:p>
          </table:table-cell>
          <table:table-cell office:value-type="string" table:style-name="ce6">
            <text:p>Oualid</text:p>
          </table:table-cell>
          <table:table-cell table:style-name="ce2"/>
          <table:table-cell office:value-type="date" office:date-value="1983-02-01T00:00:00" table:style-name="ce4">
            <text:p>1-2-1983</text:p>
          </table:table-cell>
          <table:table-cell office:value-type="date" office:date-value="2017-03-24T00:00:00" table:style-name="ce4">
            <text:p>24-3-2017</text:p>
          </table:table-cell>
          <table:table-cell office:value-type="string" table:style-name="ce5">
            <text:p><text:a xlink:href="https://www.officielebekendmakingen.nl/stcrt-2017-18098.html">Stcrt 18098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Haddou</text:p>
          </table:table-cell>
          <table:table-cell office:value-type="string" table:style-name="ce6">
            <text:p>Salah Idin</text:p>
          </table:table-cell>
          <table:table-cell table:style-name="ce2"/>
          <table:table-cell office:value-type="date" office:date-value="1987-01-23T00:00:00" table:style-name="ce4">
            <text:p>23-1-1987</text:p>
          </table:table-cell>
          <table:table-cell office:value-type="date" office:date-value="2017-03-24T00:00:00" table:style-name="ce4">
            <text:p>24-3-2017</text:p>
          </table:table-cell>
          <table:table-cell office:value-type="string" table:style-name="ce5">
            <text:p><text:a xlink:href="https://www.officielebekendmakingen.nl/stcrt-2017-18100.html">Stcrt 18100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Haddouch</text:p>
          </table:table-cell>
          <table:table-cell office:value-type="string" table:style-name="ce6">
            <text:p>Hafida</text:p>
          </table:table-cell>
          <table:table-cell table:style-name="ce2"/>
          <table:table-cell office:value-type="date" office:date-value="1991-12-22T00:00:00" table:style-name="ce4">
            <text:p>22-12-1991</text:p>
          </table:table-cell>
          <table:table-cell office:value-type="date" office:date-value="2017-04-25T00:00:00" table:style-name="ce4">
            <text:p>25-4-2017</text:p>
          </table:table-cell>
          <table:table-cell office:value-type="string" table:style-name="ce5">
            <text:p><text:a xlink:href="https://zoek.officielebekendmakingen.nl/stcrt-2017-24731.html?zoekcriteria=%3fzkt%3dUitgebreid%26pst%3dStaatscourant%26dpr%3dAlle%26spd%3d20170504%26epd%3d20170504%26sdt%3dDatumPublicatie%26org%3dMinisterie%2bvan%2bBuitenlandse%2bZaken%2b(MINBUZA)%26orgt%25">Stcrt 24731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Hammoudi</text:p>
          </table:table-cell>
          <table:table-cell office:value-type="string" table:style-name="ce6">
            <text:p>Nawal</text:p>
          </table:table-cell>
          <table:table-cell table:style-name="ce2"/>
          <table:table-cell office:value-type="date" office:date-value="1985-11-27T00:00:00" table:style-name="ce4">
            <text:p>27-11-1985</text:p>
          </table:table-cell>
          <table:table-cell office:value-type="date" office:date-value="2016-12-07T00:00:00" table:style-name="ce4">
            <text:p>7-12-2016</text:p>
          </table:table-cell>
          <table:table-cell office:value-type="string" table:style-name="ce5">
            <text:p><text:a xlink:href="https://www.officielebekendmakingen.nl/stcrt-2016-68140.html">Stcrt 68140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Hartsuijker</text:p>
          </table:table-cell>
          <table:table-cell office:value-type="string" table:style-name="ce6">
            <text:p>Daniëlle</text:p>
          </table:table-cell>
          <table:table-cell table:style-name="ce2"/>
          <table:table-cell office:value-type="date" office:date-value="1989-07-31T00:00:00" table:style-name="ce4">
            <text:p>31-7-1989</text:p>
          </table:table-cell>
          <table:table-cell office:value-type="date" office:date-value="2017-03-24T00:00:00" table:style-name="ce4">
            <text:p>24-3-2017</text:p>
          </table:table-cell>
          <table:table-cell office:value-type="string" table:style-name="ce5">
            <text:p><text:a xlink:href="https://www.officielebekendmakingen.nl/stcrt-2017-18101.html">Stcrt 18101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Hmima</text:p>
          </table:table-cell>
          <table:table-cell office:value-type="string" table:style-name="ce6">
            <text:p>Omar</text:p>
          </table:table-cell>
          <table:table-cell table:style-name="ce6"/>
          <table:table-cell office:value-type="date" office:date-value="1991-09-15T00:00:00" table:style-name="ce4">
            <text:p>15-9-1991</text:p>
          </table:table-cell>
          <table:table-cell office:value-type="date" office:date-value="2013-12-20T00:00:00" table:style-name="ce4">
            <text:p>20-12-2013</text:p>
          </table:table-cell>
          <table:table-cell office:value-type="string" table:style-name="ce5">
            <text:p><text:a xlink:href="https://zoek.officielebekendmakingen.nl/stcrt-2013-36710.html">Stcrt 2013, 36710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Ismail</text:p>
          </table:table-cell>
          <table:table-cell office:value-type="string" table:style-name="ce6">
            <text:p>Ibrahim</text:p>
          </table:table-cell>
          <table:table-cell table:style-name="ce6"/>
          <table:table-cell office:value-type="date" office:date-value="1988-11-27T00:00:00" table:style-name="ce4">
            <text:p>27-11-1988</text:p>
          </table:table-cell>
          <table:table-cell office:value-type="date" office:date-value="2016-10-12T00:00:00" table:style-name="ce4">
            <text:p>12-10-2016</text:p>
          </table:table-cell>
          <table:table-cell office:value-type="string" table:style-name="ce5">
            <text:p><text:a xlink:href="https://zoek.officielebekendmakingen.nl/stcrt-2016-55130.html">Stcrt 55130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Jahani</text:p>
          </table:table-cell>
          <table:table-cell office:value-type="string" table:style-name="ce6">
            <text:p>Jeannette</text:p>
          </table:table-cell>
          <table:table-cell table:style-name="ce2"/>
          <table:table-cell office:value-type="date" office:date-value="1984-06-28T00:00:00" table:style-name="ce4">
            <text:p>28-6-1984</text:p>
          </table:table-cell>
          <table:table-cell office:value-type="date" office:date-value="2017-04-25T00:00:00" table:style-name="ce4">
            <text:p>25-4-2017</text:p>
          </table:table-cell>
          <table:table-cell office:value-type="string" table:style-name="ce5">
            <text:p><text:a xlink:href="https://zoek.officielebekendmakingen.nl/stcrt-2017-24726.html?zoekcriteria=%3fzkt%3dUitgebreid%26pst%3dStaatscourant%26dpr%3dAlle%26spd%3d20170504%26epd%3d20170504%26sdt%3dDatumPublicatie%26org%3dMinisterie%2bvan%2bBuitenlandse%2bZaken%2b(MINBUZA)%26orgt%25">Stcrt 24726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Jamaï</text:p>
          </table:table-cell>
          <table:table-cell office:value-type="string" table:style-name="ce6">
            <text:p>Iliass</text:p>
          </table:table-cell>
          <table:table-cell table:style-name="ce6"/>
          <table:table-cell office:value-type="date" office:date-value="1988-04-03T00:00:00" table:style-name="ce4">
            <text:p>3-4-1988</text:p>
          </table:table-cell>
          <table:table-cell office:value-type="date" office:date-value="2016-07-18T00:00:00" table:style-name="ce4">
            <text:p>18-7-2016</text:p>
          </table:table-cell>
          <table:table-cell office:value-type="string" table:style-name="ce5">
            <text:p><text:a xlink:href="https://www.officielebekendmakingen.nl/stcrt-2016-39070.html">Stcrt 39070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Justiana</text:p>
          </table:table-cell>
          <table:table-cell office:value-type="string" table:style-name="ce6">
            <text:p>Karenia Vigdalis</text:p>
          </table:table-cell>
          <table:table-cell table:style-name="ce6"/>
          <table:table-cell office:value-type="date" office:date-value="1987-06-23T00:00:00" table:style-name="ce4">
            <text:p>23-6-1987</text:p>
          </table:table-cell>
          <table:table-cell office:value-type="date" office:date-value="2016-12-07T00:00:00" table:style-name="ce4">
            <text:p>7-12-2016</text:p>
          </table:table-cell>
          <table:table-cell office:value-type="string" table:style-name="ce5">
            <text:p><text:a xlink:href="https://www.officielebekendmakingen.nl/stcrt-2016-68143.html">Stcrt 68143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Khan</text:p>
          </table:table-cell>
          <table:table-cell office:value-type="string" table:style-name="ce6">
            <text:p>Ihsan Ullah</text:p>
          </table:table-cell>
          <table:table-cell table:style-name="ce6"/>
          <table:table-cell office:value-type="date" office:date-value="1995-02-26T00:00:00" table:style-name="ce8">
            <text:p>26-02-1995</text:p>
          </table:table-cell>
          <table:table-cell office:value-type="date" office:date-value="2017-10-16T00:00:00" table:style-name="ce8">
            <text:p>16-10-2017</text:p>
          </table:table-cell>
          <table:table-cell office:value-type="string" table:style-name="ce5">
            <text:p><text:a xlink:href="https://www.officielebekendmakingen.nl/stcrt-2017-60537.html">Stcrt 60537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Khudarhim</text:p>
          </table:table-cell>
          <table:table-cell office:value-type="string" table:style-name="ce6">
            <text:p>Khalid Haider</text:p>
          </table:table-cell>
          <table:table-cell table:style-name="ce6"/>
          <table:table-cell office:value-type="date" office:date-value="1976-10-28T00:00:00" table:style-name="ce4">
            <text:p>28-10-1976</text:p>
          </table:table-cell>
          <table:table-cell office:value-type="date" office:date-value="2014-08-01T00:00:00" table:style-name="ce4">
            <text:p>1-8-2014</text:p>
          </table:table-cell>
          <table:table-cell office:value-type="string" table:style-name="ce5">
            <text:p><text:a xlink:href="https://zoek.officielebekendmakingen.nl/stcrt-2014-22643.html">Stcrt 2014, 22643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Klijn</text:p>
          </table:table-cell>
          <table:table-cell office:value-type="string" table:style-name="ce6">
            <text:p>Amber Charlaine</text:p>
          </table:table-cell>
          <table:table-cell table:style-name="ce6"/>
          <table:table-cell office:value-type="date" office:date-value="1995-08-15T00:00:00" table:style-name="ce4">
            <text:p>15-8-1995</text:p>
          </table:table-cell>
          <table:table-cell office:value-type="date" office:date-value="2017-11-02T00:00:00" table:style-name="ce4">
            <text:p>2-11-2017</text:p>
          </table:table-cell>
          <table:table-cell office:value-type="string" table:style-name="ce5">
            <text:p><text:a xlink:href="https://www.officielebekendmakingen.nl/stcrt-2017-64074.html">Stcrt 64074</text:a>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Köprülü</text:p>
          </table:table-cell>
          <table:table-cell office:value-type="string" table:style-name="ce6">
            <text:p>Enes</text:p>
          </table:table-cell>
          <table:table-cell table:style-name="ce6"/>
          <table:table-cell office:value-type="date" office:date-value="1995-04-26T00:00:00" table:style-name="ce4">
            <text:p>26-4-1995</text:p>
          </table:table-cell>
          <table:table-cell office:value-type="date" office:date-value="2015-05-06T00:00:00" table:style-name="ce4">
            <text:p>6-5-2015</text:p>
          </table:table-cell>
          <table:table-cell office:value-type="string" table:style-name="ce5">
            <text:p><text:a xlink:href="https://zoek.officielebekendmakingen.nl/stcrt-2015-12879.html">Stcrt 2015, 12879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Kuijpers</text:p>
          </table:table-cell>
          <table:table-cell office:value-type="string" table:style-name="ce6">
            <text:p>Thierry</text:p>
          </table:table-cell>
          <table:table-cell table:style-name="ce2"/>
          <table:table-cell office:value-type="date" office:date-value="1987-11-28T00:00:00" table:style-name="ce4">
            <text:p>28-11-1987</text:p>
          </table:table-cell>
          <table:table-cell office:value-type="date" office:date-value="2017-03-24T00:00:00" table:style-name="ce4">
            <text:p>24-3-2017</text:p>
          </table:table-cell>
          <table:table-cell office:value-type="string" table:style-name="ce5">
            <text:p><text:a xlink:href="https://www.officielebekendmakingen.nl/stcrt-2017-18103.html">Stcrt 18103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Labouh</text:p>
          </table:table-cell>
          <table:table-cell office:value-type="string" table:style-name="ce6">
            <text:p>Anas</text:p>
          </table:table-cell>
          <table:table-cell table:style-name="ce6"/>
          <table:table-cell office:value-type="date" office:date-value="1994-07-10T00:00:00" table:style-name="ce4">
            <text:p>10-7-1994</text:p>
          </table:table-cell>
          <table:table-cell office:value-type="date" office:date-value="2016-10-12T00:00:00" table:style-name="ce4">
            <text:p>12-10-2016</text:p>
          </table:table-cell>
          <table:table-cell office:value-type="string" table:style-name="ce9">
            <text:p><text:a xlink:href="https://zoek.officielebekendmakingen.nl/stcrt-2016-55119.html">Stcrt 55119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Lamkadmi</text:p>
          </table:table-cell>
          <table:table-cell office:value-type="string" table:style-name="ce6">
            <text:p>Soufiane</text:p>
          </table:table-cell>
          <table:table-cell table:style-name="ce6"/>
          <table:table-cell office:value-type="date" office:date-value="1986-12-01T00:00:00" table:style-name="ce4">
            <text:p>1-12-1986</text:p>
          </table:table-cell>
          <table:table-cell office:value-type="date" office:date-value="2016-07-18T00:00:00" table:style-name="ce4">
            <text:p>18-7-2016</text:p>
          </table:table-cell>
          <table:table-cell office:value-type="string" table:style-name="ce5">
            <text:p><text:a xlink:href="https://www.officielebekendmakingen.nl/stcrt-2016-39066.html">Stcrt 39066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Laouachi</text:p>
          </table:table-cell>
          <table:table-cell office:value-type="string" table:style-name="ce6">
            <text:p>Mourad</text:p>
          </table:table-cell>
          <table:table-cell table:style-name="ce6"/>
          <table:table-cell office:value-type="date" office:date-value="1982-06-26T00:00:00" table:style-name="ce4">
            <text:p>26-6-1982</text:p>
          </table:table-cell>
          <table:table-cell office:value-type="date" office:date-value="2016-10-12T00:00:00" table:style-name="ce4">
            <text:p>12-10-2016</text:p>
          </table:table-cell>
          <table:table-cell office:value-type="string" table:style-name="ce5">
            <text:p><text:a xlink:href="https://zoek.officielebekendmakingen.nl/stcrt-2016-55123.html">Stcrt 55123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Majati</text:p>
          </table:table-cell>
          <table:table-cell office:value-type="string" table:style-name="ce6">
            <text:p>Ilhame</text:p>
          </table:table-cell>
          <table:table-cell table:style-name="ce2"/>
          <table:table-cell office:value-type="date" office:date-value="1991-10-02T00:00:00" table:style-name="ce4">
            <text:p>2-10-1991</text:p>
          </table:table-cell>
          <table:table-cell office:value-type="date" office:date-value="2017-04-25T00:00:00" table:style-name="ce4">
            <text:p>25-4-2017</text:p>
          </table:table-cell>
          <table:table-cell office:value-type="string" table:style-name="ce5">
            <text:p><text:a xlink:href="https://zoek.officielebekendmakingen.nl/stcrt-2017-24728.html?zoekcriteria=%3fzkt%3dUitgebreid%26pst%3dStaatscourant%26dpr%3dAlle%26spd%3d20170504%26epd%3d20170504%26sdt%3dDatumPublicatie%26org%3dMinisterie%2bvan%2bBuitenlandse%2bZaken%2b(MINBUZA)%26orgt%25">Stcrt 24728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Martinović</text:p>
          </table:table-cell>
          <table:table-cell office:value-type="string" table:style-name="ce6">
            <text:p>Edin</text:p>
          </table:table-cell>
          <table:table-cell table:style-name="ce2"/>
          <table:table-cell office:value-type="date" office:date-value="1991-04-15T00:00:00" table:style-name="ce4">
            <text:p>15-4-1991</text:p>
          </table:table-cell>
          <table:table-cell office:value-type="date" office:date-value="2017-02-24T00:00:00" table:style-name="ce4">
            <text:p>24-2-2017</text:p>
          </table:table-cell>
          <table:table-cell office:value-type="string" table:style-name="ce5">
            <text:p><text:a xlink:href="https://www.officielebekendmakingen.nl/stcrt-2017-12365.html">Strct 12365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Massali</text:p>
          </table:table-cell>
          <table:table-cell office:value-type="string" table:style-name="ce6">
            <text:p>Mourad</text:p>
          </table:table-cell>
          <table:table-cell table:style-name="ce2"/>
          <table:table-cell office:value-type="date" office:date-value="1992-01-08T00:00:00" table:style-name="ce4">
            <text:p>8-1-1992</text:p>
          </table:table-cell>
          <table:table-cell office:value-type="date" office:date-value="2017-07-20T00:00:00" table:style-name="ce4">
            <text:p>20-7-2017</text:p>
          </table:table-cell>
          <table:table-cell office:value-type="string" table:style-name="ce5">
            <text:p><text:a xlink:href="https://www.officielebekendmakingen.nl/stcrt-2017-43501.html">Stcrt 43501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Massali</text:p>
          </table:table-cell>
          <table:table-cell office:value-type="string" table:style-name="ce6">
            <text:p>Choukri</text:p>
          </table:table-cell>
          <table:table-cell table:style-name="ce2"/>
          <table:table-cell office:value-type="date" office:date-value="1989-06-12T00:00:00" table:style-name="ce4">
            <text:p>12-6-1989</text:p>
          </table:table-cell>
          <table:table-cell office:value-type="date" office:date-value="2017-07-20T00:00:00" table:style-name="ce4">
            <text:p>20-7-2017</text:p>
          </table:table-cell>
          <table:table-cell office:value-type="string" table:style-name="ce5">
            <text:p><text:a xlink:href="https://www.officielebekendmakingen.nl/stcrt-2017-43497.html">Stcrt 43497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Meki</text:p>
          </table:table-cell>
          <table:table-cell office:value-type="string" table:style-name="ce6">
            <text:p>Dadi</text:p>
          </table:table-cell>
          <table:table-cell office:value-type="string" table:style-name="ce6">
            <text:p>Mokhtar Mekkaoui</text:p>
          </table:table-cell>
          <table:table-cell office:value-type="date" office:date-value="1981-07-21T00:00:00" table:style-name="ce4">
            <text:p>21-7-1981</text:p>
          </table:table-cell>
          <table:table-cell office:value-type="date" office:date-value="2017-02-24T00:00:00" table:style-name="ce4">
            <text:p>24-2-2017</text:p>
          </table:table-cell>
          <table:table-cell office:value-type="string" table:style-name="ce5">
            <text:p><text:a xlink:href="https://www.officielebekendmakingen.nl/stcrt-2017-12368.html">Strct 12368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Mellouki</text:p>
          </table:table-cell>
          <table:table-cell office:value-type="string" table:style-name="ce1">
            <text:p>Siham</text:p>
          </table:table-cell>
          <table:table-cell table:style-name="ce1"/>
          <table:table-cell office:value-type="date" office:date-value="1996-11-18T00:00:00" table:style-name="ce14">
            <text:p>18-11-1996</text:p>
          </table:table-cell>
          <table:table-cell office:value-type="date" office:date-value="2019-05-27T00:00:00" table:style-name="ce14">
            <text:p>27-5-2019</text:p>
          </table:table-cell>
          <table:table-cell office:value-type="string" table:style-name="ce15">
            <text:p><text:a xlink:href="https://www.officielebekendmakingen.nl/stcrt-2019-30594.html">Stcrt 2019, 30594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Mohamed</text:p>
          </table:table-cell>
          <table:table-cell office:value-type="string" table:style-name="ce6">
            <text:p>Bashir</text:p>
          </table:table-cell>
          <table:table-cell table:style-name="ce6"/>
          <table:table-cell office:value-type="date" office:date-value="1985-12-27T00:00:00" table:style-name="ce4">
            <text:p>27-12-1985</text:p>
          </table:table-cell>
          <table:table-cell office:value-type="date" office:date-value="2016-10-12T00:00:00" table:style-name="ce4">
            <text:p>12-10-2016</text:p>
          </table:table-cell>
          <table:table-cell office:value-type="string" table:style-name="ce5">
            <text:p><text:a xlink:href="https://zoek.officielebekendmakingen.nl/stcrt-2016-55131.html">Stcrt 55131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Moumouh</text:p>
          </table:table-cell>
          <table:table-cell office:value-type="string" table:style-name="ce6">
            <text:p>Samir</text:p>
          </table:table-cell>
          <table:table-cell table:style-name="ce6"/>
          <table:table-cell office:value-type="date" office:date-value="1995-01-14T00:00:00" table:style-name="ce4">
            <text:p>14-1-1995</text:p>
          </table:table-cell>
          <table:table-cell office:value-type="date" office:date-value="2017-11-02T00:00:00" table:style-name="ce4">
            <text:p>2-11-2017</text:p>
          </table:table-cell>
          <table:table-cell office:value-type="string" table:style-name="ce5">
            <text:p><text:a xlink:href="https://www.officielebekendmakingen.nl/stcrt-2017-64069.html">Stcrt 64069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Moussane</text:p>
          </table:table-cell>
          <table:table-cell office:value-type="string" table:style-name="ce6">
            <text:p>Achraf</text:p>
          </table:table-cell>
          <table:table-cell table:style-name="ce2"/>
          <table:table-cell office:value-type="date" office:date-value="1994-11-08T00:00:00" table:style-name="ce4">
            <text:p>8-11-1994</text:p>
          </table:table-cell>
          <table:table-cell office:value-type="date" office:date-value="2016-09-01T00:00:00" table:style-name="ce4">
            <text:p>1-9-2016</text:p>
          </table:table-cell>
          <table:table-cell office:value-type="string" table:style-name="ce10">
            <text:p><text:a xlink:href="https://www.officielebekendmakingen.nl/stcrt-2016-46910.html">Stcrt 46910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Mufti</text:p>
          </table:table-cell>
          <table:table-cell office:value-type="string" table:style-name="ce6">
            <text:p>Ahmed</text:p>
          </table:table-cell>
          <table:table-cell table:style-name="ce2"/>
          <table:table-cell office:value-type="date" office:date-value="1988-09-23T00:00:00" table:style-name="ce4">
            <text:p>23-9-1988</text:p>
          </table:table-cell>
          <table:table-cell office:value-type="date" office:date-value="2017-03-24T00:00:00" table:style-name="ce4">
            <text:p>24-3-2017</text:p>
          </table:table-cell>
          <table:table-cell office:value-type="string" table:style-name="ce5">
            <text:p><text:a xlink:href="https://www.officielebekendmakingen.nl/stcrt-2017-18106.html">Stcrt 18106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Nur</text:p>
          </table:table-cell>
          <table:table-cell office:value-type="string" table:style-name="ce6">
            <text:p>Maseh</text:p>
          </table:table-cell>
          <table:table-cell table:style-name="ce6"/>
          <table:table-cell office:value-type="date" office:date-value="1995-07-11T00:00:00" table:style-name="ce4">
            <text:p>11-7-1995</text:p>
          </table:table-cell>
          <table:table-cell office:value-type="date" office:date-value="2016-10-12T00:00:00" table:style-name="ce4">
            <text:p>12-10-2016</text:p>
          </table:table-cell>
          <table:table-cell office:value-type="string" table:style-name="ce5">
            <text:p><text:a xlink:href="https://zoek.officielebekendmakingen.nl/stcrt-2016-55128.html">Stcrt 55128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Öfkeli</text:p>
          </table:table-cell>
          <table:table-cell office:value-type="string" table:style-name="ce6">
            <text:p>Murat</text:p>
          </table:table-cell>
          <table:table-cell office:value-type="string" table:style-name="ce11">
            <text:p>Abu Jarrah; Ibrahim</text:p>
          </table:table-cell>
          <table:table-cell office:value-type="date" office:date-value="1970-06-28T00:00:00" table:style-name="ce4">
            <text:p>28-6-1970</text:p>
          </table:table-cell>
          <table:table-cell office:value-type="date" office:date-value="2007-02-21T00:00:00" table:style-name="ce4">
            <text:p>21-2-2007</text:p>
          </table:table-cell>
          <table:table-cell office:value-type="string" table:style-name="ce5">
            <text:p>Stcrt 2007, 39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Ojeda Pineda</text:p>
          </table:table-cell>
          <table:table-cell office:value-type="string" table:style-name="ce6">
            <text:p>Luisa Maria</text:p>
          </table:table-cell>
          <table:table-cell table:style-name="ce2"/>
          <table:table-cell office:value-type="date" office:date-value="1993-04-09T00:00:00" table:style-name="ce4">
            <text:p>9-4-1993</text:p>
          </table:table-cell>
          <table:table-cell office:value-type="date" office:date-value="2017-07-20T00:00:00" table:style-name="ce4">
            <text:p>20-7-2017</text:p>
          </table:table-cell>
          <table:table-cell office:value-type="string" table:style-name="ce5">
            <text:p><text:a xlink:href="https://www.officielebekendmakingen.nl/stcrt-2017-43505.html">Stcrt 43505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Ouhou</text:p>
          </table:table-cell>
          <table:table-cell office:value-type="string" table:style-name="ce6">
            <text:p>Salma</text:p>
          </table:table-cell>
          <table:table-cell table:style-name="ce6"/>
          <table:table-cell office:value-type="date" office:date-value="1995-01-15T00:00:00" table:style-name="ce4">
            <text:p>15-1-1995</text:p>
          </table:table-cell>
          <table:table-cell office:value-type="date" office:date-value="2016-12-07T00:00:00" table:style-name="ce4">
            <text:p>7-12-2016</text:p>
          </table:table-cell>
          <table:table-cell office:value-type="string" table:style-name="ce5">
            <text:p><text:a xlink:href="https://www.officielebekendmakingen.nl/stcrt-2016-68137.html">Stcrt 68137</text:a>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Öz</text:p>
          </table:table-cell>
          <table:table-cell office:value-type="string" table:style-name="ce3">
            <text:p>Ridvan</text:p>
          </table:table-cell>
          <table:table-cell table:style-name="ce3"/>
          <table:table-cell office:value-type="date" office:date-value="1995-05-26T00:00:00" table:style-name="ce4">
            <text:p>26-5-1995</text:p>
          </table:table-cell>
          <table:table-cell office:value-type="date" office:date-value="2016-03-21T00:00:00" table:style-name="ce4">
            <text:p>21-3-2016</text:p>
          </table:table-cell>
          <table:table-cell office:value-type="string" table:style-name="ce5">
            <text:p><text:a xlink:href="https://www.officielebekendmakingen.nl/stcrt-2016-15802.html">Stcrt 15802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Pilkes</text:p>
          </table:table-cell>
          <table:table-cell office:value-type="string" table:style-name="ce6">
            <text:p>Sandy Renate</text:p>
          </table:table-cell>
          <table:table-cell table:style-name="ce2"/>
          <table:table-cell office:value-type="date" office:date-value="1982-12-31T00:00:00" table:style-name="ce4">
            <text:p>31-12-1982</text:p>
          </table:table-cell>
          <table:table-cell office:value-type="date" office:date-value="2017-02-24T00:00:00" table:style-name="ce4">
            <text:p>24-2-2017</text:p>
          </table:table-cell>
          <table:table-cell office:value-type="string" table:style-name="ce5">
            <text:p><text:a xlink:href="https://www.officielebekendmakingen.nl/stcrt-2017-12370.html">Strct 12370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Polat</text:p>
          </table:table-cell>
          <table:table-cell office:value-type="string" table:style-name="ce6">
            <text:p>Ahmet</text:p>
          </table:table-cell>
          <table:table-cell table:style-name="ce2"/>
          <table:table-cell office:value-type="date" office:date-value="1987-12-12T00:00:00" table:style-name="ce4">
            <text:p>12-12-1987</text:p>
          </table:table-cell>
          <table:table-cell office:value-type="date" office:date-value="2016-09-01T00:00:00" table:style-name="ce4">
            <text:p>1-9-2016</text:p>
          </table:table-cell>
          <table:table-cell office:value-type="string" table:style-name="ce10">
            <text:p><text:a xlink:href="https://www.officielebekendmakingen.nl/stcrt-2016-46911.html">Stcrt 46911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Post</text:p>
          </table:table-cell>
          <table:table-cell office:value-type="string" table:style-name="ce6">
            <text:p>Linda</text:p>
          </table:table-cell>
          <table:table-cell table:style-name="ce2"/>
          <table:table-cell office:value-type="date" office:date-value="1991-09-02T00:00:00" table:style-name="ce4">
            <text:p>2-9-1991</text:p>
          </table:table-cell>
          <table:table-cell office:value-type="date" office:date-value="2017-04-25T00:00:00" table:style-name="ce4">
            <text:p>25-4-2017</text:p>
          </table:table-cell>
          <table:table-cell office:value-type="string" table:style-name="ce5">
            <text:p><text:a xlink:href="https://zoek.officielebekendmakingen.nl/stcrt-2017-24732.html?zoekcriteria=%3fzkt%3dUitgebreid%26pst%3dStaatscourant%26dpr%3dAlle%26spd%3d20170504%26epd%3d20170504%26sdt%3dDatumPublicatie%26org%3dMinisterie%2bvan%2bBuitenlandse%2bZaken%2b(MINBUZA)%26orgt%25">Stcrt 24732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RAGDER: Stichting voor gezinnen en jongeren te Rotterdam</text:p>
          </table:table-cell>
          <table:table-cell table:number-columns-repeated="2" table:style-name="ce1"/>
          <table:table-cell office:value-type="date" office:date-value="2011-11-03T00:00:00" table:style-name="ce13">
            <text:p>3-11-2011</text:p>
          </table:table-cell>
          <table:table-cell office:value-type="date" office:date-value="2019-04-10T00:00:00" table:style-name="ce13">
            <text:p>10-4-2019</text:p>
          </table:table-cell>
          <table:table-cell office:value-type="string" table:style-name="ce16">
            <text:p><text:a xlink:href="https://www.officielebekendmakingen.nl/stcrt-2019-21782-n1.html">Stcrt 21782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Rahmani</text:p>
          </table:table-cell>
          <table:table-cell office:value-type="string" table:style-name="ce6">
            <text:p>Abdellah</text:p>
          </table:table-cell>
          <table:table-cell table:style-name="ce6"/>
          <table:table-cell office:value-type="date" office:date-value="1987-04-13T00:00:00" table:style-name="ce4">
            <text:p>13-4-1987</text:p>
          </table:table-cell>
          <table:table-cell office:value-type="date" office:date-value="2015-01-07T00:00:00" table:style-name="ce4">
            <text:p>7-1-2015</text:p>
          </table:table-cell>
          <table:table-cell office:value-type="string" table:style-name="ce5">
            <text:p><text:a xlink:href="https://zoek.officielebekendmakingen.nl/stcrt-2015-697.html">Stcrt 2015, 697</text:a>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Riedijk</text:p>
          </table:table-cell>
          <table:table-cell office:value-type="string" table:style-name="ce3">
            <text:p>Yago</text:p>
          </table:table-cell>
          <table:table-cell table:style-name="ce3"/>
          <table:table-cell office:value-type="date" office:date-value="1992-12-23T00:00:00" table:style-name="ce4">
            <text:p>23-12-1992</text:p>
          </table:table-cell>
          <table:table-cell office:value-type="date" office:date-value="2016-03-21T00:00:00" table:style-name="ce4">
            <text:p>21-3-2016</text:p>
          </table:table-cell>
          <table:table-cell office:value-type="string" table:style-name="ce5">
            <text:p><text:a xlink:href="https://www.officielebekendmakingen.nl/stcrt-2016-15787.html">Stcrt 15787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Rodgers</text:p>
          </table:table-cell>
          <table:table-cell office:value-type="string" table:style-name="ce6">
            <text:p>Hatim Mohamed</text:p>
          </table:table-cell>
          <table:table-cell table:style-name="ce6"/>
          <table:table-cell office:value-type="date" office:date-value="1989-07-02T00:00:00" table:style-name="ce4">
            <text:p>2-7-1989</text:p>
          </table:table-cell>
          <table:table-cell office:value-type="date" office:date-value="2014-09-11T00:00:00" table:style-name="ce4">
            <text:p>11-9-2014</text:p>
          </table:table-cell>
          <table:table-cell office:value-type="string" table:style-name="ce5">
            <text:p><text:a xlink:href="https://zoek.officielebekendmakingen.nl/stcrt-2014-26135.html">Stcrt 2014, 26135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Said</text:p>
          </table:table-cell>
          <table:table-cell office:value-type="string" table:style-name="ce6">
            <text:p>Mohamed Amine</text:p>
          </table:table-cell>
          <table:table-cell table:style-name="ce6"/>
          <table:table-cell office:value-type="date" office:date-value="1995-10-17T00:00:00" table:style-name="ce4">
            <text:p>17-10-1995</text:p>
          </table:table-cell>
          <table:table-cell office:value-type="date" office:date-value="2016-10-12T00:00:00" table:style-name="ce4">
            <text:p>12-10-2016</text:p>
          </table:table-cell>
          <table:table-cell office:value-type="string" table:style-name="ce5">
            <text:p><text:a xlink:href="https://zoek.officielebekendmakingen.nl/stcrt-2016-55133.html">Stcrt 55133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Said</text:p>
          </table:table-cell>
          <table:table-cell office:value-type="string" table:style-name="ce6">
            <text:p>Mazen</text:p>
          </table:table-cell>
          <table:table-cell table:style-name="ce2"/>
          <table:table-cell office:value-type="date" office:date-value="1997-06-16T00:00:00" table:style-name="ce4">
            <text:p>16-6-1997</text:p>
          </table:table-cell>
          <table:table-cell office:value-type="date" office:date-value="2016-09-01T00:00:00" table:style-name="ce4">
            <text:p>1-9-2016</text:p>
          </table:table-cell>
          <table:table-cell office:value-type="string" table:style-name="ce10">
            <text:p><text:a xlink:href="https://www.officielebekendmakingen.nl/stcrt-2016-46906.html">Stcrt 46906</text:a>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Saleh</text:p>
          </table:table-cell>
          <table:table-cell office:value-type="string" table:style-name="ce3">
            <text:p>Jihad</text:p>
          </table:table-cell>
          <table:table-cell table:style-name="ce3"/>
          <table:table-cell office:value-type="date" office:date-value="1998-06-05T00:00:00" table:style-name="ce4">
            <text:p>5-6-1998</text:p>
          </table:table-cell>
          <table:table-cell office:value-type="date" office:date-value="2016-03-21T00:00:00" table:style-name="ce4">
            <text:p>21-3-2016</text:p>
          </table:table-cell>
          <table:table-cell office:value-type="string" table:style-name="ce5">
            <text:p><text:a xlink:href="https://www.officielebekendmakingen.nl/stcrt-2016-15794.html">Stcrt 15794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Salman</text:p>
          </table:table-cell>
          <table:table-cell office:value-type="string" table:style-name="ce6">
            <text:p>Jahja</text:p>
          </table:table-cell>
          <table:table-cell table:style-name="ce2"/>
          <table:table-cell office:value-type="date" office:date-value="1984-10-12T00:00:00" table:style-name="ce4">
            <text:p>12-10-1984</text:p>
          </table:table-cell>
          <table:table-cell office:value-type="date" office:date-value="2017-02-24T00:00:00" table:style-name="ce4">
            <text:p>24-2-2017</text:p>
          </table:table-cell>
          <table:table-cell office:value-type="string" table:style-name="ce5">
            <text:p><text:a xlink:href="https://www.officielebekendmakingen.nl/stcrt-2017-12363.html">Strct 12363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Salman</text:p>
          </table:table-cell>
          <table:table-cell office:value-type="string" table:style-name="ce1">
            <text:p>Samy</text:p>
          </table:table-cell>
          <table:table-cell table:style-name="ce1"/>
          <table:table-cell office:value-type="date" office:date-value="1990-08-20T00:00:00" table:style-name="ce4">
            <text:p>20-8-1990</text:p>
          </table:table-cell>
          <table:table-cell office:value-type="date" office:date-value="2019-01-30T00:00:00" table:style-name="ce4">
            <text:p>30-1-2019</text:p>
          </table:table-cell>
          <table:table-cell office:value-type="string" table:style-name="ce12">
            <text:p><text:a xlink:href="https://zoek.officielebekendmakingen.nl/stcrt-2019-7262.html?zoekcriteria=%3fzkt%3dUitgebreid%26pst%3dTractatenblad%257CStaatsblad%257CStaatscourant%257CGemeenteblad%257CProvinciaalblad%257CWaterschapsblad%257CBladGemeenschappelijkeRegeling%257CParlementa">Stcrt 2019, 7262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Şanli</text:p>
          </table:table-cell>
          <table:table-cell office:value-type="string" table:style-name="ce6">
            <text:p>Dalokay</text:p>
          </table:table-cell>
          <table:table-cell office:value-type="string" table:style-name="ce6">
            <text:p>Sinan</text:p>
          </table:table-cell>
          <table:table-cell office:value-type="date" office:date-value="1976-10-13T00:00:00" table:style-name="ce4">
            <text:p>13-10-1976</text:p>
          </table:table-cell>
          <table:table-cell office:value-type="date" office:date-value="2016-10-17T00:00:00" table:style-name="ce4">
            <text:p>17-10-2016</text:p>
          </table:table-cell>
          <table:table-cell office:value-type="string" table:style-name="ce5">
            <text:p><text:a xlink:href="https://zoek.officielebekendmakingen.nl/stcrt-2016-56039.html">Stcrt 56039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Sari</text:p>
          </table:table-cell>
          <table:table-cell office:value-type="string" table:style-name="ce6">
            <text:p>Nikki Caroline</text:p>
          </table:table-cell>
          <table:table-cell table:style-name="ce2"/>
          <table:table-cell office:value-type="date" office:date-value="1984-09-14T00:00:00" table:style-name="ce4">
            <text:p>14-9-1984</text:p>
          </table:table-cell>
          <table:table-cell office:value-type="date" office:date-value="2017-07-20T00:00:00" table:style-name="ce4">
            <text:p>20-7-2017</text:p>
          </table:table-cell>
          <table:table-cell office:value-type="string" table:style-name="ce5">
            <text:p><text:a xlink:href="https://www.officielebekendmakingen.nl/stcrt-2017-43517.html">Stcrt 43517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Sayar</text:p>
          </table:table-cell>
          <table:table-cell office:value-type="string" table:style-name="ce6">
            <text:p>Anil</text:p>
          </table:table-cell>
          <table:table-cell table:style-name="ce2"/>
          <table:table-cell office:value-type="date" office:date-value="1991-11-18T00:00:00" table:style-name="ce4">
            <text:p>18-11-1991</text:p>
          </table:table-cell>
          <table:table-cell office:value-type="date" office:date-value="2017-07-14T00:00:00" table:style-name="ce4">
            <text:p>14-7-2017</text:p>
          </table:table-cell>
          <table:table-cell office:value-type="string" table:style-name="ce5">
            <text:p><text:a xlink:href="https://zoek.officielebekendmakingen.nl/stcrt-2017-42142.html">Stcrt 42142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Sbaa</text:p>
          </table:table-cell>
          <table:table-cell office:value-type="string" table:style-name="ce6">
            <text:p>Saddik</text:p>
          </table:table-cell>
          <table:table-cell table:style-name="ce2"/>
          <table:table-cell office:value-type="date" office:date-value="1987-12-28T00:00:00" table:style-name="ce4">
            <text:p>28-12-1987</text:p>
          </table:table-cell>
          <table:table-cell office:value-type="date" office:date-value="2017-02-24T00:00:00" table:style-name="ce4">
            <text:p>24-2-2017</text:p>
          </table:table-cell>
          <table:table-cell office:value-type="string" table:style-name="ce5">
            <text:p><text:a xlink:href="https://www.officielebekendmakingen.nl/stcrt-2017-12371.html">Strct 12371</text:a>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Semlali</text:p>
          </table:table-cell>
          <table:table-cell office:value-type="string" table:style-name="ce3">
            <text:p>Abdoussalam</text:p>
          </table:table-cell>
          <table:table-cell table:style-name="ce3"/>
          <table:table-cell office:value-type="date" office:date-value="1993-04-14T00:00:00" table:style-name="ce4">
            <text:p>14-4-1993</text:p>
          </table:table-cell>
          <table:table-cell office:value-type="date" office:date-value="2016-03-21T00:00:00" table:style-name="ce4">
            <text:p>21-3-2016</text:p>
          </table:table-cell>
          <table:table-cell office:value-type="string" table:style-name="ce5">
            <text:p><text:a xlink:href="https://www.officielebekendmakingen.nl/stcrt-2016-15798.html">Stcrt 15798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Sharifi</text:p>
          </table:table-cell>
          <table:table-cell office:value-type="string" table:style-name="ce6">
            <text:p>Samira</text:p>
          </table:table-cell>
          <table:table-cell table:style-name="ce2"/>
          <table:table-cell office:value-type="date" office:date-value="1993-08-05T00:00:00" table:style-name="ce4">
            <text:p>5-8-1993</text:p>
          </table:table-cell>
          <table:table-cell office:value-type="date" office:date-value="2017-07-20T00:00:00" table:style-name="ce4">
            <text:p>20-7-2017</text:p>
          </table:table-cell>
          <table:table-cell office:value-type="string" table:style-name="ce5">
            <text:p><text:a xlink:href="https://www.officielebekendmakingen.nl/stcrt-2017-43519.html">Stcrt 43519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Sindi</text:p>
          </table:table-cell>
          <table:table-cell office:value-type="string" table:style-name="ce6">
            <text:p>Rizgar</text:p>
          </table:table-cell>
          <table:table-cell table:style-name="ce6"/>
          <table:table-cell office:value-type="date" office:date-value="1995-07-17T00:00:00" table:style-name="ce4">
            <text:p>17-7-1995</text:p>
          </table:table-cell>
          <table:table-cell office:value-type="date" office:date-value="2016-12-07T00:00:00" table:style-name="ce4">
            <text:p>7-12-2016</text:p>
          </table:table-cell>
          <table:table-cell office:value-type="string" table:style-name="ce5">
            <text:p><text:a xlink:href="https://www.officielebekendmakingen.nl/stcrt-2016-68130.html">Stcrt 68130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Slamy</text:p>
          </table:table-cell>
          <table:table-cell office:value-type="string" table:style-name="ce6">
            <text:p>Mohamed</text:p>
          </table:table-cell>
          <table:table-cell table:style-name="ce2"/>
          <table:table-cell office:value-type="date" office:date-value="1994-10-16T00:00:00" table:style-name="ce4">
            <text:p>16-10-1994</text:p>
          </table:table-cell>
          <table:table-cell office:value-type="date" office:date-value="2016-09-01T00:00:00" table:style-name="ce4">
            <text:p>1-9-2016</text:p>
          </table:table-cell>
          <table:table-cell office:value-type="string" table:style-name="ce10">
            <text:p><text:a xlink:href="https://www.officielebekendmakingen.nl/stcrt-2016-46905.html">Stcrt 46905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Smajlovic</text:p>
          </table:table-cell>
          <table:table-cell office:value-type="string" table:style-name="ce6">
            <text:p>Maida</text:p>
          </table:table-cell>
          <table:table-cell table:style-name="ce2"/>
          <table:table-cell office:value-type="date" office:date-value="1994-06-08T00:00:00" table:style-name="ce4">
            <text:p>8-6-1994</text:p>
          </table:table-cell>
          <table:table-cell office:value-type="date" office:date-value="2017-07-20T00:00:00" table:style-name="ce4">
            <text:p>20-7-2017</text:p>
          </table:table-cell>
          <table:table-cell office:value-type="string" table:style-name="ce5">
            <text:p><text:a xlink:href="https://www.officielebekendmakingen.nl/stcrt-2017-43520.html">Stcrt 43520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Spijk</text:p>
          </table:table-cell>
          <table:table-cell office:value-type="string" table:style-name="ce6">
            <text:p>Mandy Helena Johanna</text:p>
          </table:table-cell>
          <table:table-cell table:style-name="ce2"/>
          <table:table-cell office:value-type="date" office:date-value="1987-03-29T00:00:00" table:style-name="ce4">
            <text:p>29-3-1987</text:p>
          </table:table-cell>
          <table:table-cell office:value-type="date" office:date-value="2017-02-24T00:00:00" table:style-name="ce4">
            <text:p>24-2-2017</text:p>
          </table:table-cell>
          <table:table-cell office:value-type="string" table:style-name="ce5">
            <text:p><text:a xlink:href="https://www.officielebekendmakingen.nl/stcrt-2017-12375.html">Stcrt 12375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Stichting Al Aqsa</text:p>
          </table:table-cell>
          <table:table-cell table:number-columns-repeated="2" table:style-name="ce6"/>
          <table:table-cell table:style-name="ce4"/>
          <table:table-cell office:value-type="date" office:date-value="2011-04-18T00:00:00" table:style-name="ce4">
            <text:p>18-4-2011</text:p>
          </table:table-cell>
          <table:table-cell office:value-type="string" table:style-name="ce5">
            <text:p><text:a xlink:href="https://zoek.officielebekendmakingen.nl/stcrt-2011-7209.html">Stcrt 2011, 7209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Swagemakers</text:p>
          </table:table-cell>
          <table:table-cell office:value-type="string" table:style-name="ce6">
            <text:p>Xaviera Rose-Clair</text:p>
          </table:table-cell>
          <table:table-cell table:style-name="ce2"/>
          <table:table-cell office:value-type="date" office:date-value="1993-11-24T00:00:00" table:style-name="ce4">
            <text:p>24-11-1993</text:p>
          </table:table-cell>
          <table:table-cell office:value-type="date" office:date-value="2016-12-07T00:00:00" table:style-name="ce4">
            <text:p>7-12-2016</text:p>
          </table:table-cell>
          <table:table-cell office:value-type="string" table:style-name="ce5">
            <text:p><text:a xlink:href="https://www.officielebekendmakingen.nl/stcrt-2016-68144.html">Stcrt 68144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Talbi</text:p>
          </table:table-cell>
          <table:table-cell office:value-type="string" table:style-name="ce6">
            <text:p>Mohamed</text:p>
          </table:table-cell>
          <table:table-cell table:style-name="ce2"/>
          <table:table-cell office:value-type="date" office:date-value="1970-11-02T00:00:00" table:style-name="ce4">
            <text:p>2-11-1970</text:p>
          </table:table-cell>
          <table:table-cell office:value-type="date" office:date-value="2016-09-01T00:00:00" table:style-name="ce4">
            <text:p>1-9-2016</text:p>
          </table:table-cell>
          <table:table-cell office:value-type="string" table:style-name="ce10">
            <text:p><text:a xlink:href="https://www.officielebekendmakingen.nl/stcrt-2016-46903.html">Stcrt 46903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Tamil Coordinating Committee</text:p>
          </table:table-cell>
          <table:table-cell table:number-columns-repeated="2" table:style-name="ce6"/>
          <table:table-cell office:value-type="date" office:date-value="1985-05-15T00:00:00" table:style-name="ce4">
            <text:p>15-5-1985</text:p>
          </table:table-cell>
          <table:table-cell office:value-type="date" office:date-value="2011-03-15T00:00:00" table:style-name="ce4">
            <text:p>15-3-2011</text:p>
          </table:table-cell>
          <table:table-cell office:value-type="string" table:style-name="ce5">
            <text:p><text:a xlink:href="https://zoek.officielebekendmakingen.nl/stcrt-2011-5019.html">Stcrt 2011, 5019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Tamil Kunst en Culturele Organisatie Nederland</text:p>
          </table:table-cell>
          <table:table-cell table:number-columns-repeated="2" table:style-name="ce6"/>
          <table:table-cell office:value-type="date" office:date-value="1994-02-26T00:00:00" table:style-name="ce4">
            <text:p>26-2-1994</text:p>
          </table:table-cell>
          <table:table-cell office:value-type="date" office:date-value="2011-03-15T00:00:00" table:style-name="ce4">
            <text:p>15-3-2011</text:p>
          </table:table-cell>
          <table:table-cell office:value-type="string" table:style-name="ce5">
            <text:p><text:a xlink:href="https://zoek.officielebekendmakingen.nl/stcrt-2011-5018.html">Stcrt 2011, 5018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Tounekti</text:p>
          </table:table-cell>
          <table:table-cell office:value-type="string" table:style-name="ce6">
            <text:p>Radhouan</text:p>
          </table:table-cell>
          <table:table-cell table:style-name="ce6"/>
          <table:table-cell office:value-type="date" office:date-value="1978-05-16T00:00:00" table:style-name="ce4">
            <text:p>16-5-1978</text:p>
          </table:table-cell>
          <table:table-cell office:value-type="date" office:date-value="2017-11-02T00:00:00" table:style-name="ce4">
            <text:p>2-11-2017</text:p>
          </table:table-cell>
          <table:table-cell office:value-type="string" table:style-name="ce5">
            <text:p><text:a xlink:href="https://www.officielebekendmakingen.nl/stcrt-2017-64067.html">Stcrt 64067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Tutucu</text:p>
          </table:table-cell>
          <table:table-cell office:value-type="string" table:style-name="ce6">
            <text:p>Burcu</text:p>
          </table:table-cell>
          <table:table-cell table:style-name="ce6"/>
          <table:table-cell office:value-type="date" office:date-value="1986-06-25T00:00:00" table:style-name="ce4">
            <text:p>25-6-1986</text:p>
          </table:table-cell>
          <table:table-cell office:value-type="date" office:date-value="2012-04-17T00:00:00" table:style-name="ce4">
            <text:p>17-4-2012</text:p>
          </table:table-cell>
          <table:table-cell office:value-type="string" table:style-name="ce5">
            <text:p><text:a xlink:href="https://zoek.officielebekendmakingen.nl/stcrt-2012-7967.html">Stcrt 2012, 7967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van Pelt</text:p>
          </table:table-cell>
          <table:table-cell office:value-type="string" table:style-name="ce6">
            <text:p>Astrid</text:p>
          </table:table-cell>
          <table:table-cell table:style-name="ce2"/>
          <table:table-cell office:value-type="date" office:date-value="1994-03-16T00:00:00" table:style-name="ce4">
            <text:p>16-3-1994</text:p>
          </table:table-cell>
          <table:table-cell office:value-type="date" office:date-value="2017-03-24T00:00:00" table:style-name="ce4">
            <text:p>24-3-2017</text:p>
          </table:table-cell>
          <table:table-cell office:value-type="string" table:style-name="ce5">
            <text:p><text:a xlink:href="https://www.officielebekendmakingen.nl/stcrt-2017-18107.html">Stcrt 18107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van Tankeren<text:s/></text:p>
          </table:table-cell>
          <table:table-cell office:value-type="string" table:style-name="ce6">
            <text:p>Krista</text:p>
          </table:table-cell>
          <table:table-cell table:style-name="ce2"/>
          <table:table-cell office:value-type="date" office:date-value="1988-02-27T00:00:00" table:style-name="ce4">
            <text:p>27-2-1988</text:p>
          </table:table-cell>
          <table:table-cell office:value-type="date" office:date-value="2017-03-24T00:00:00" table:style-name="ce4">
            <text:p>24-3-2017</text:p>
          </table:table-cell>
          <table:table-cell office:value-type="string" table:style-name="ce5">
            <text:p><text:a xlink:href="https://www.officielebekendmakingen.nl/stcrt-2017-18109.html">Stcrt 18109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Varan</text:p>
          </table:table-cell>
          <table:table-cell office:value-type="string" table:style-name="ce6">
            <text:p>Erdem</text:p>
          </table:table-cell>
          <table:table-cell table:style-name="ce2"/>
          <table:table-cell office:value-type="date" office:date-value="1963-06-05T00:00:00" table:style-name="ce4">
            <text:p>5-6-1963</text:p>
          </table:table-cell>
          <table:table-cell office:value-type="date" office:date-value="2017-07-14T00:00:00" table:style-name="ce4">
            <text:p>14-7-2017</text:p>
          </table:table-cell>
          <table:table-cell office:value-type="string" table:style-name="ce5">
            <text:p><text:a xlink:href="https://zoek.officielebekendmakingen.nl/stcrt-2017-42145.html">Stcrt 42145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Yasar</text:p>
          </table:table-cell>
          <table:table-cell office:value-type="string" table:style-name="ce6">
            <text:p>Turgay</text:p>
          </table:table-cell>
          <table:table-cell table:style-name="ce2"/>
          <table:table-cell office:value-type="date" office:date-value="1988-08-04T00:00:00" table:style-name="ce4">
            <text:p>4-8-1988</text:p>
          </table:table-cell>
          <table:table-cell office:value-type="date" office:date-value="2016-09-01T00:00:00" table:style-name="ce4">
            <text:p>1-9-2016</text:p>
          </table:table-cell>
          <table:table-cell office:value-type="string" table:style-name="ce10">
            <text:p><text:a xlink:href="https://www.officielebekendmakingen.nl/stcrt-2016-46900.html">Stcrt 46900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Yavuz</text:p>
          </table:table-cell>
          <table:table-cell office:value-type="string" table:style-name="ce6">
            <text:p>Deniz</text:p>
          </table:table-cell>
          <table:table-cell table:style-name="ce2"/>
          <table:table-cell office:value-type="date" office:date-value="1978-10-08T00:00:00" table:style-name="ce4">
            <text:p>8-10-1978</text:p>
          </table:table-cell>
          <table:table-cell office:value-type="date" office:date-value="2017-07-14T00:00:00" table:style-name="ce4">
            <text:p>14-7-2017</text:p>
          </table:table-cell>
          <table:table-cell office:value-type="string" table:style-name="ce5">
            <text:p><text:a xlink:href="https://zoek.officielebekendmakingen.nl/stcrt-2017-42147.html">Stcrt 42147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Yilmaz</text:p>
          </table:table-cell>
          <table:table-cell office:value-type="string" table:style-name="ce6">
            <text:p>Salih Yahya Gazali</text:p>
          </table:table-cell>
          <table:table-cell table:style-name="ce6"/>
          <table:table-cell office:value-type="date" office:date-value="1987-09-29T00:00:00" table:style-name="ce4">
            <text:p>29-9-1987</text:p>
          </table:table-cell>
          <table:table-cell office:value-type="date" office:date-value="2015-08-19T00:00:00" table:style-name="ce4">
            <text:p>19-8-2015</text:p>
          </table:table-cell>
          <table:table-cell office:value-type="string" table:style-name="ce5">
            <text:p><text:a xlink:href="https://zoek.officielebekendmakingen.nl/stcrt-2015-26632.html">Stcrt 2015, 26632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Zahaf</text:p>
          </table:table-cell>
          <table:table-cell office:value-type="string" table:style-name="ce6">
            <text:p>Houssaine</text:p>
          </table:table-cell>
          <table:table-cell table:style-name="ce6"/>
          <table:table-cell office:value-type="date" office:date-value="1988-12-26T00:00:00" table:style-name="ce4">
            <text:p>26-12-1988</text:p>
          </table:table-cell>
          <table:table-cell office:value-type="date" office:date-value="2016-10-12T00:00:00" table:style-name="ce4">
            <text:p>12-10-2016</text:p>
          </table:table-cell>
          <table:table-cell office:value-type="string" table:style-name="ce5">
            <text:p><text:a xlink:href="https://zoek.officielebekendmakingen.nl/stcrt-2016-55166.html">Stcrt 55166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Zerguit</text:p>
          </table:table-cell>
          <table:table-cell office:value-type="string" table:style-name="ce6">
            <text:p>Anis</text:p>
          </table:table-cell>
          <table:table-cell table:style-name="ce6"/>
          <table:table-cell office:value-type="date" office:date-value="1991-07-02T00:00:00" table:style-name="ce4">
            <text:p>2-7-1991</text:p>
          </table:table-cell>
          <table:table-cell office:value-type="date" office:date-value="2015-03-23T00:00:00" table:style-name="ce4">
            <text:p>23-3-2015</text:p>
          </table:table-cell>
          <table:table-cell office:value-type="string" table:style-name="ce5">
            <text:p><text:a xlink:href="https://zoek.officielebekendmakingen.nl/stcrt-2015-8458.html">Stcrt 2015, 8458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Zerguit</text:p>
          </table:table-cell>
          <table:table-cell office:value-type="string" table:style-name="ce6">
            <text:p>Soufiane</text:p>
          </table:table-cell>
          <table:table-cell table:style-name="ce6"/>
          <table:table-cell office:value-type="date" office:date-value="1988-01-01T00:00:00" table:style-name="ce4">
            <text:p>1-1-1988</text:p>
          </table:table-cell>
          <table:table-cell office:value-type="date" office:date-value="2015-03-23T00:00:00" table:style-name="ce4">
            <text:p>23-3-2015</text:p>
          </table:table-cell>
          <table:table-cell office:value-type="string" table:style-name="ce5">
            <text:p><text:a xlink:href="https://zoek.officielebekendmakingen.nl/stcrt-2015-8460.html">Stcrt 2015, 8460</text:a>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Ahmed</text:p>
          </table:table-cell>
          <table:table-cell office:value-type="string" table:style-name="ce6">
            <text:p>Ibrahim Ali Haydar<text:s/></text:p>
          </table:table-cell>
          <table:table-cell office:value-type="string" table:style-name="ce1">
            <text:p>Ibrahim Ali-Abdullah<text:s/></text:p>
          </table:table-cell>
          <table:table-cell office:value-type="date" office:date-value="1978-12-20T00:00:00" table:style-name="ce14">
            <text:p>20-12-1978</text:p>
          </table:table-cell>
          <table:table-cell office:value-type="date" office:date-value="2019-07-19T00:00:00" table:style-name="ce14">
            <text:p>19-7-2019</text:p>
          </table:table-cell>
          <table:table-cell office:value-type="string" table:style-name="ce15">
            <text:p><text:a xlink:href="https://www.officielebekendmakingen.nl/stcrt-2018-11630-n1.pdf">Stcrt 11630-n1</text:a></text:p>
          </table:table-cell>
          <table:table-cell table:number-columns-repeated="16378"/>
        </table:table-row>
        <table:table-row table:number-rows-repeated="1048430" table:style-name="ro3">
          <table:table-cell table:number-columns-repeated="16384"/>
        </table:table-row>
      </table:table>
      <table:table table:name="Sheet2" table:style-name="ta2">
        <table:table-column table:style-name="co9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9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Sheet1.A3:Sheet1.F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</office:font-face-decls>
  <office:styles>
    <number:number-style style:name="N0">
      <number:number number:min-integer-digits="1"/>
    </number:number-style>
    <number:date-style style:name="N19">
      <number:day/>
      <number:text>-</number:text>
      <number:month/>
      <number:text>-</number:text>
      <number:year number:style="long"/>
    </number:date-style>
    <number:date-style style:name="N36">
      <number:day/>
      <number:text>-</number:text>
      <number:month/>
      <number:text>-</number:text>
      <number:year number:style="long"/>
    </number:date-style>
    <number:date-style style:name="N37">
      <number:day number:style="long"/>
      <number:text>-</number:text>
      <number:month number:style="long"/>
      <number:text>-</number:text>
      <number:year number:style="long"/>
    </number:date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9pt" style:font-size-asian="9pt" style:font-size-complex="9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63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Z</meta:initial-creator>
    <dc:creator>Buijs</dc:creator>
    <meta:creation-date>2016-02-22T10:22:34Z</meta:creation-date>
    <dc:date>2019-07-19T12:13:37Z</dc:date>
    <meta:print-date>2018-06-06T15:30:45Z</meta:print-date>
  </office:meta>
</office:document-meta>
</file>